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78037.449999722" calcext:value-type="float">
            <text:p><text:s/>278,037 <text:s/></text:p>
          </table:table-cell>
          <table:table-cell table:style-name="ce41" office:value-type="float" office:value="1775.60141879226" calcext:value-type="float">
            <text:p><text:s/>1,776 <text:s/></text:p>
          </table:table-cell>
          <table:table-cell table:style-name="ce41" office:value-type="float" office:value="276261.84858093" calcext:value-type="float">
            <text:p><text:s/>276,262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361118.954" calcext:value-type="float">
            <text:p><text:s/>11,361,119 <text:s/></text:p>
          </table:table-cell>
          <table:table-cell table:style-name="ce42" office:value-type="float" office:value="2897930.16" calcext:value-type="float">
            <text:p><text:s/>2,897,930 <text:s/></text:p>
          </table:table-cell>
          <table:table-cell table:style-name="ce42" office:value-type="float" office:value="8306536.664" calcext:value-type="float">
            <text:p><text:s/>8,306,537 <text:s/></text:p>
          </table:table-cell>
          <table:table-cell table:style-name="ce42" office:value-type="float" office:value="41586.83" calcext:value-type="float">
            <text:p><text:s/>41,5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065.3" calcext:value-type="float">
            <text:p><text:s/>115,0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7167.5" calcext:value-type="float">
            <text:p><text:s/>17,1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7167.5" calcext:value-type="float">
            <text:p><text:s/>17,1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044042.54339972" calcext:value-type="float">
            <text:p><text:s/>1,044,043 <text:s/></text:p>
          </table:table-cell>
          <table:table-cell table:style-name="ce42" office:value-type="float" office:value="61828.4834187922" calcext:value-type="float">
            <text:p><text:s/>61,828 <text:s/></text:p>
          </table:table-cell>
          <table:table-cell table:style-name="ce42" office:value-type="float" office:value="956499.67758093" calcext:value-type="float">
            <text:p><text:s/>956,5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14.3824" calcext:value-type="float">
            <text:p><text:s/>25,7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577946.3606" calcext:value-type="float">
            <text:p><text:s/>10,577,946 <text:s/></text:p>
          </table:table-cell>
          <table:table-cell table:style-name="ce43" office:value-type="float" office:value="2837877.278" calcext:value-type="float">
            <text:p><text:s/>2,837,877 <text:s/></text:p>
          </table:table-cell>
          <table:table-cell table:style-name="ce43" office:value-type="float" office:value="7626298.835" calcext:value-type="float">
            <text:p><text:s/>7,626,299 <text:s/></text:p>
          </table:table-cell>
          <table:table-cell table:style-name="ce43" office:value-type="float" office:value="41586.83" calcext:value-type="float">
            <text:p><text:s/>41,58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2183.4176" calcext:value-type="float">
            <text:p><text:s/>72,18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149289.8209873" calcext:value-type="float">
            <text:p><text:s/>10,149,290 <text:s/></text:p>
          </table:table-cell>
          <table:table-cell table:style-name="ce42" office:value-type="float" office:value="2837877.278" calcext:value-type="float">
            <text:p><text:s/>2,837,877 <text:s/></text:p>
          </table:table-cell>
          <table:table-cell table:style-name="ce42" office:value-type="float" office:value="5066867.69438517" calcext:value-type="float">
            <text:p><text:s/>5,066,8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3952.3064" calcext:value-type="float">
            <text:p><text:s/>1,823,9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840353.878" calcext:value-type="float">
            <text:p><text:s/>2,840,354 <text:s/></text:p>
          </table:table-cell>
          <table:table-cell table:style-name="ce42" office:value-type="float" office:value="2837877.278" calcext:value-type="float">
            <text:p><text:s/>2,837,8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6.6" calcext:value-type="float">
            <text:p><text:s/>2,4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910352.4474" calcext:value-type="float">
            <text:p><text:s/>1,910,3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876.741" calcext:value-type="float">
            <text:p><text:s/>88,8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1475.7064" calcext:value-type="float">
            <text:p><text:s/>1,821,4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545269.433" calcext:value-type="float">
            <text:p><text:s/>4,545,2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5269.433" calcext:value-type="float">
            <text:p><text:s/>4,545,2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53314.062587308" calcext:value-type="float">
            <text:p><text:s/>853,31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32721.520385168" calcext:value-type="float">
            <text:p><text:s/>432,72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54676.6255" calcext:value-type="float">
            <text:p><text:s/>3,554,6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67122.3" calcext:value-type="float">
            <text:p><text:s/>2,167,1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54676.6255" calcext:value-type="float">
            <text:p><text:s/>3,554,6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67122.3" calcext:value-type="float">
            <text:p><text:s/>2,167,1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27071.3989" calcext:value-type="float">
            <text:p><text:s/>527,0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3.565" calcext:value-type="float">
            <text:p><text:s/>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9.1" calcext:value-type="float">
            <text:p><text:s/>1,5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54.578" calcext:value-type="float">
            <text:p><text:s/>3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4.578" calcext:value-type="float">
            <text:p><text:s/>3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61512.5732" calcext:value-type="float">
            <text:p><text:s/>261,5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8.987" calcext:value-type="float">
            <text:p><text:s/>5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9.1" calcext:value-type="float">
            <text:p><text:s/>1,5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65204.2477" calcext:value-type="float">
            <text:p><text:s/>265,20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9924.8903" calcext:value-type="float">
            <text:p><text:s/>19,92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70.1176" calcext:value-type="float">
            <text:p><text:s/>1,47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436336.87591269" calcext:value-type="float">
            <text:p><text:s/>3,436,33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558497.57561483" calcext:value-type="float">
            <text:p><text:s/>2,558,498 <text:s/></text:p>
          </table:table-cell>
          <table:table-cell table:style-name="ce44" office:value-type="float" office:value="41586.83" calcext:value-type="float">
            <text:p><text:s/>41,58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12334.1936" calcext:value-type="float">
            <text:p><text:s/>412,33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296852.24591269" calcext:value-type="float">
            <text:p><text:s/>3,296,85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558497.57561483" calcext:value-type="float">
            <text:p><text:s/>2,558,49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14436.3936" calcext:value-type="float">
            <text:p><text:s/>314,43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291151.90391269" calcext:value-type="float">
            <text:p><text:s/>3,291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2797.23361483" calcext:value-type="float">
            <text:p><text:s/>2,552,7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4436.3936" calcext:value-type="float">
            <text:p><text:s/>314,4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5639.086" calcext:value-type="float">
            <text:p><text:s/>5,6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39.086" calcext:value-type="float">
            <text:p><text:s/>5,6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4.305" calcext:value-type="float">
            <text:p><text:s/>1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.305" calcext:value-type="float">
            <text:p><text:s/>1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9078.7291358912" calcext:value-type="float">
            <text:p><text:s/>29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78.7291358912" calcext:value-type="float">
            <text:p><text:s/>29,0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77313.523775079" calcext:value-type="float">
            <text:p><text:s/>177,3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313.523775079" calcext:value-type="float">
            <text:p><text:s/>177,3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22047.820703861" calcext:value-type="float">
            <text:p><text:s/>622,0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2047.820703861" calcext:value-type="float">
            <text:p><text:s/>622,0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6219.3014556864" calcext:value-type="float">
            <text:p><text:s/>96,2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219.3014556864" calcext:value-type="float">
            <text:p><text:s/>96,2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2956.032" calcext:value-type="float">
            <text:p>( 32,95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2956.032" calcext:value-type="float">
            <text:p>( 32,95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263.2694556864" calcext:value-type="float">
            <text:p>( 63,26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3263.2694556864" calcext:value-type="float">
            <text:p>( 63,26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44704.878125142" calcext:value-type="float">
            <text:p><text:s/>244,7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704.878125142" calcext:value-type="float">
            <text:p><text:s/>244,7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76447.114123033" calcext:value-type="float">
            <text:p><text:s/>276,4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447.114123033" calcext:value-type="float">
            <text:p><text:s/>276,4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676.527" calcext:value-type="float">
            <text:p><text:s/>4,67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4676.527" calcext:value-type="float">
            <text:p><text:s/>4,67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70.611" calcext:value-type="float">
            <text:p><text:s/>4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.611" calcext:value-type="float">
            <text:p><text:s/>4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19714.149" calcext:value-type="float">
            <text:p><text:s/>1,719,7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6828.049" calcext:value-type="float">
            <text:p><text:s/>1,716,8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6.1" calcext:value-type="float">
            <text:p><text:s/>2,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87338.449" calcext:value-type="float">
            <text:p><text:s/>1,487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7338.449" calcext:value-type="float">
            <text:p><text:s/>1,487,3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2375.7" calcext:value-type="float">
            <text:p><text:s/>232,3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489.6" calcext:value-type="float">
            <text:p><text:s/>229,4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6.1" calcext:value-type="float">
            <text:p><text:s/>2,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93.9" calcext:value-type="float">
            <text:p>( 19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193.9" calcext:value-type="float">
            <text:p>( 194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30108.11629786" calcext:value-type="float">
            <text:p><text:s/>730,1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5.646" calcext:value-type="float">
            <text:p><text:s/>1,2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954.1936" calcext:value-type="float">
            <text:p><text:s/>304,9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27061.71629786" calcext:value-type="float">
            <text:p><text:s/>727,0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5.646" calcext:value-type="float">
            <text:p><text:s/>1,2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1907.7936" calcext:value-type="float">
            <text:p><text:s/>301,9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046.4" calcext:value-type="float">
            <text:p><text:s/>3,0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46.4" calcext:value-type="float">
            <text:p><text:s/>3,0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408.463" calcext:value-type="float">
            <text:p><text:s/>5,40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9.463" calcext:value-type="float">
            <text:p><text:s/>3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369" calcext:value-type="float">
            <text:p><text:s/>5,369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82.9" calcext:value-type="float">
            <text:p><text:s/>1,0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82.9" calcext:value-type="float">
            <text:p><text:s/>1,0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4.2" calcext:value-type="float">
            <text:p><text:s/>1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4.2" calcext:value-type="float">
            <text:p><text:s/>1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5700.342" calcext:value-type="float">
            <text:p><text:s/>5,7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00.342" calcext:value-type="float">
            <text:p><text:s/>5,7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700.342" calcext:value-type="float">
            <text:p><text:s/>5,7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700.342" calcext:value-type="float">
            <text:p><text:s/>5,70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39484.63" calcext:value-type="float">
            <text:p><text:s/>139,4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86.83" calcext:value-type="float">
            <text:p><text:s/>41,5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897.8" calcext:value-type="float">
            <text:p><text:s/>97,8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39484.63" calcext:value-type="float">
            <text:p><text:s/>139,4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86.83" calcext:value-type="float">
            <text:p><text:s/>41,5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897.8" calcext:value-type="float">
            <text:p><text:s/>97,8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5364217.478203" calcext:value-type="float">
            <text:p><text:s/>25,364,2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32518.478203" calcext:value-type="float">
            <text:p><text:s/>23,832,5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699" calcext:value-type="float">
            <text:p><text:s/>1,531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683763.1" calcext:value-type="float">
            <text:p><text:s/>21,683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83763.1" calcext:value-type="float">
            <text:p><text:s/>21,683,7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680454.378203" calcext:value-type="float">
            <text:p><text:s/>3,680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8755.378203" calcext:value-type="float">
            <text:p><text:s/>2,148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699" calcext:value-type="float">
            <text:p><text:s/>1,531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64145.6" calcext:value-type="float">
            <text:p><text:s/>164,146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23381.6614918" calcext:value-type="float">
            <text:p><text:s/>28,923,382 <text:s/></text:p>
          </table:table-cell>
          <table:table-cell table:style-name="ce42" office:value-type="float" office:value="22215989.7" calcext:value-type="float">
            <text:p><text:s/>22,215,9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2075.1056" calcext:value-type="float">
            <text:p><text:s/>1,032,0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1975.042533223" calcext:value-type="float">
            <text:p><text:s/>521,9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0420.56" calcext:value-type="float">
            <text:p><text:s/>1,530,4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8084.352" calcext:value-type="float">
            <text:p><text:s/>568,0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9090.099618736" calcext:value-type="float">
            <text:p><text:s/>899,090 <text:s/></text:p>
          </table:table-cell>
          <table:table-cell table:style-name="ce42" office:value-type="float" office:value="788218.2" calcext:value-type="float">
            <text:p><text:s/>788,2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28.3208" calcext:value-type="float">
            <text:p><text:s/>11,8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567957.2073399" calcext:value-type="float">
            <text:p><text:s/>25,567,957 <text:s/></text:p>
          </table:table-cell>
          <table:table-cell table:style-name="ce43" office:value-type="float" office:value="21591917.1" calcext:value-type="float">
            <text:p><text:s/>21,591,91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20246.7848" calcext:value-type="float">
            <text:p><text:s/>1,020,2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72099.32603077" calcext:value-type="float">
            <text:p><text:s/>2,772,0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52.6368" calcext:value-type="float">
            <text:p><text:s/>7,55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8075.53104" calcext:value-type="float">
            <text:p><text:s/>158,076 <text:s/></text:p>
          </table:table-cell>
          <table:table-cell table:style-name="ce42" office:value-type="float" office:value="222420.4485195" calcext:value-type="float">
            <text:p><text:s/>222,420 <text:s/></text:p>
          </table:table-cell>
          <table:table-cell table:style-name="ce42" office:value-type="float" office:value="40096.56264264" calcext:value-type="float">
            <text:p><text:s/>40,097 <text:s/></text:p>
          </table:table-cell>
          <table:table-cell table:style-name="ce42" office:value-type="float" office:value="26557977.9873391" calcext:value-type="float">
            <text:p><text:s/>26,557,978 <text:s/></text:p>
          </table:table-cell>
          <table:table-cell table:style-name="ce42" office:value-type="float" office:value="21591917.1" calcext:value-type="float">
            <text:p><text:s/>21,591,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01297.1" calcext:value-type="float">
            <text:p><text:s/>21,601,297 <text:s/></text:p>
          </table:table-cell>
          <table:table-cell table:style-name="ce42" office:value-type="float" office:value="21591917.1" calcext:value-type="float">
            <text:p><text:s/>21,591,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57827.72" calcext:value-type="float">
            <text:p><text:s/>4,857,8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58075.53104" calcext:value-type="float">
            <text:p><text:s/>158,076 <text:s/></text:p>
          </table:table-cell>
          <table:table-cell table:style-name="ce43" office:value-type="float" office:value="222420.4485195" calcext:value-type="float">
            <text:p><text:s/>222,420 <text:s/></text:p>
          </table:table-cell>
          <table:table-cell table:style-name="ce43" office:value-type="float" office:value="40096.56264264" calcext:value-type="float">
            <text:p><text:s/>40,097 <text:s/></text:p>
          </table:table-cell>
          <table:table-cell table:style-name="ce43" office:value-type="float" office:value="98853.1673391036" calcext:value-type="float">
            <text:p><text:s/>98,85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76706.2" calcext:value-type="float">
            <text:p><text:s/>576,706 <text:s/></text:p>
          </table:table-cell>
          <table:table-cell table:style-name="ce42" office:value-type="float" office:value="717588.0159" calcext:value-type="float">
            <text:p><text:s/>717,588 <text:s/></text:p>
          </table:table-cell>
          <table:table-cell table:style-name="ce42" office:value-type="float" office:value="93260.1096" calcext:value-type="float">
            <text:p><text:s/>93,260 <text:s/></text:p>
          </table:table-cell>
          <table:table-cell table:style-name="ce42" office:value-type="float" office:value="24357532.9274941" calcext:value-type="float">
            <text:p><text:s/>24,357,5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3178" calcext:value-type="float">
            <text:p><text:s/>983,178 <text:s/></text:p>
          </table:table-cell>
          <table:table-cell table:style-name="ce42" office:value-type="float" office:value="450791.0436" calcext:value-type="float">
            <text:p><text:s/>450,7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76706.2" calcext:value-type="float">
            <text:p><text:s/>576,706 <text:s/></text:p>
          </table:table-cell>
          <table:table-cell table:style-name="ce42" office:value-type="float" office:value="717588.0159" calcext:value-type="float">
            <text:p><text:s/>717,588 <text:s/></text:p>
          </table:table-cell>
          <table:table-cell table:style-name="ce42" office:value-type="float" office:value="93260.1096" calcext:value-type="float">
            <text:p><text:s/>93,260 <text:s/></text:p>
          </table:table-cell>
          <table:table-cell table:style-name="ce42" office:value-type="float" office:value="23482710.6818741" calcext:value-type="float">
            <text:p><text:s/>23,482,7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3178" calcext:value-type="float">
            <text:p><text:s/>983,178 <text:s/></text:p>
          </table:table-cell>
          <table:table-cell table:style-name="ce42" office:value-type="float" office:value="344964.52478" calcext:value-type="float">
            <text:p><text:s/>344,9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4822.24562" calcext:value-type="float">
            <text:p><text:s/>874,82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5826.51882" calcext:value-type="float">
            <text:p><text:s/>105,8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1123.36" calcext:value-type="float">
            <text:p><text:s/>141,123 <text:s/></text:p>
          </table:table-cell>
          <table:table-cell table:style-name="ce42" office:value-type="float" office:value="356941.8342" calcext:value-type="float">
            <text:p><text:s/>356,942 <text:s/></text:p>
          </table:table-cell>
          <table:table-cell table:style-name="ce42" office:value-type="float" office:value="26523.5397" calcext:value-type="float">
            <text:p><text:s/>26,524 <text:s/></text:p>
          </table:table-cell>
          <table:table-cell table:style-name="ce42" office:value-type="float" office:value="1679517.08190833" calcext:value-type="float">
            <text:p><text:s/>1,679,5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3178" calcext:value-type="float">
            <text:p><text:s/>983,178 <text:s/></text:p>
          </table:table-cell>
          <table:table-cell table:style-name="ce42" office:value-type="float" office:value="37062.3576" calcext:value-type="float">
            <text:p><text:s/>37,0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.04" calcext:value-type="float">
            <text:p><text:s/>2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4225.12" calcext:value-type="float">
            <text:p><text:s/>84,225 <text:s/></text:p>
          </table:table-cell>
          <table:table-cell table:style-name="ce42" office:value-type="float" office:value="148635.8265" calcext:value-type="float">
            <text:p><text:s/>148,636 <text:s/></text:p>
          </table:table-cell>
          <table:table-cell table:style-name="ce42" office:value-type="float" office:value="26523.5397" calcext:value-type="float">
            <text:p><text:s/>26,524 <text:s/></text:p>
          </table:table-cell>
          <table:table-cell table:style-name="ce42" office:value-type="float" office:value="8558.36" calcext:value-type="float">
            <text:p><text:s/>8,5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6898.24" calcext:value-type="float">
            <text:p><text:s/>56,898 <text:s/></text:p>
          </table:table-cell>
          <table:table-cell table:style-name="ce42" office:value-type="float" office:value="208306.0077" calcext:value-type="float">
            <text:p><text:s/>208,3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4978.37190834" calcext:value-type="float">
            <text:p><text:s/>1,664,9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3178" calcext:value-type="float">
            <text:p><text:s/>983,178 <text:s/></text:p>
          </table:table-cell>
          <table:table-cell table:style-name="ce42" office:value-type="float" office:value="37062.3576" calcext:value-type="float">
            <text:p><text:s/>37,0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41.51" calcext:value-type="float">
            <text:p><text:s/>5,3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79.02" calcext:value-type="float">
            <text:p><text:s/>3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62" calcext:value-type="float">
            <text:p><text:s/>462 <text:s/></text:p>
          </table:table-cell>
          <table:table-cell table:style-name="ce44" office:value-type="float" office:value="15219.1767" calcext:value-type="float">
            <text:p><text:s/>15,219 <text:s/></text:p>
          </table:table-cell>
          <table:table-cell table:style-name="ce44" office:value-type="float" office:value="2773.596" calcext:value-type="float">
            <text:p><text:s/>2,77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77045.30896" calcext:value-type="float">
            <text:p><text:s/>277,045 <text:s/></text:p>
          </table:table-cell>
          <table:table-cell table:style-name="ce44" office:value-type="float" office:value="123006.5564805" calcext:value-type="float">
            <text:p><text:s/>123,007 <text:s/></text:p>
          </table:table-cell>
          <table:table-cell table:style-name="ce44" office:value-type="float" office:value="23866.41125736" calcext:value-type="float">
            <text:p><text:s/>23,866 <text:s/></text:p>
          </table:table-cell>
          <table:table-cell table:style-name="ce44" office:value-type="float" office:value="18915895.7395558" calcext:value-type="float">
            <text:p><text:s/>18,915,89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26422.834" calcext:value-type="float">
            <text:p><text:s/>1,426,42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77045.30896" calcext:value-type="float">
            <text:p><text:s/>277,045 <text:s/></text:p>
          </table:table-cell>
          <table:table-cell table:style-name="ce44" office:value-type="float" office:value="123006.5564805" calcext:value-type="float">
            <text:p><text:s/>123,007 <text:s/></text:p>
          </table:table-cell>
          <table:table-cell table:style-name="ce44" office:value-type="float" office:value="23866.41125736" calcext:value-type="float">
            <text:p><text:s/>23,866 <text:s/></text:p>
          </table:table-cell>
          <table:table-cell table:style-name="ce44" office:value-type="float" office:value="14775028.0303526" calcext:value-type="float">
            <text:p><text:s/>14,775,02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26422.834" calcext:value-type="float">
            <text:p><text:s/>1,426,4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77045.30896" calcext:value-type="float">
            <text:p><text:s/>277,045 <text:s/></text:p>
          </table:table-cell>
          <table:table-cell table:style-name="ce42" office:value-type="float" office:value="123006.5564805" calcext:value-type="float">
            <text:p><text:s/>123,007 <text:s/></text:p>
          </table:table-cell>
          <table:table-cell table:style-name="ce42" office:value-type="float" office:value="23866.41125736" calcext:value-type="float">
            <text:p><text:s/>23,866 <text:s/></text:p>
          </table:table-cell>
          <table:table-cell table:style-name="ce42" office:value-type="float" office:value="5018554.57955256" calcext:value-type="float">
            <text:p><text:s/>5,018,5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9091.0612" calcext:value-type="float">
            <text:p><text:s/>299,0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25.1524" calcext:value-type="float">
            <text:p><text:s/>34,5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8.9524" calcext:value-type="float">
            <text:p><text:s/>1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377.097502004" calcext:value-type="float">
            <text:p><text:s/>461,3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02.7192" calcext:value-type="float">
            <text:p><text:s/>3,6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0453.125365776" calcext:value-type="float">
            <text:p><text:s/>850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.1576" calcext:value-type="float">
            <text:p><text:s/>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67.24" calcext:value-type="float">
            <text:p><text:s/>23,3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75.47" calcext:value-type="float">
            <text:p><text:s/>7,5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185.298695608" calcext:value-type="float">
            <text:p><text:s/>440,1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30.2448" calcext:value-type="float">
            <text:p><text:s/>1,5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34.4828" calcext:value-type="float">
            <text:p><text:s/>4,6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3.6228" calcext:value-type="float">
            <text:p><text:s/>2,5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3171.99136621" calcext:value-type="float">
            <text:p><text:s/>1,083,1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16.554" calcext:value-type="float">
            <text:p><text:s/>3,0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4030.17325192" calcext:value-type="float">
            <text:p><text:s/>1,074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71.648" calcext:value-type="float">
            <text:p><text:s/>1,3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74030.17327212" calcext:value-type="float">
            <text:p>( 1,074,03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371.648" calcext:value-type="float">
            <text:p>( 1,37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-0.0000202032" calcext:value-type="float">
            <text:p>( -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25.5041249044" calcext:value-type="float">
            <text:p><text:s/>7,6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.592" calcext:value-type="float">
            <text:p><text:s/>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6.3139893924" calcext:value-type="float">
            <text:p><text:s/>1,5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16.314" calcext:value-type="float">
            <text:p><text:s/>1,5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640.95" calcext:value-type="float">
            <text:p><text:s/>103,6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07.4" calcext:value-type="float">
            <text:p><text:s/>1,6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774.5232" calcext:value-type="float">
            <text:p><text:s/>104,7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92.9632" calcext:value-type="float">
            <text:p><text:s/>9,59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1914.74982296" calcext:value-type="float">
            <text:p><text:s/>211,91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5423.5388" calcext:value-type="float">
            <text:p><text:s/>15,4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7716.466" calcext:value-type="float">
            <text:p><text:s/>667,7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466.846" calcext:value-type="float">
            <text:p><text:s/>116,4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410.558" calcext:value-type="float">
            <text:p><text:s/>79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8.688" calcext:value-type="float">
            <text:p><text:s/>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8305.908" calcext:value-type="float">
            <text:p><text:s/>588,3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738.158" calcext:value-type="float">
            <text:p><text:s/>115,7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7734.1052" calcext:value-type="float">
            <text:p>( 67,73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4736.0852" calcext:value-type="float">
            <text:p>( 44,73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55893.1228" calcext:value-type="float">
            <text:p>( 255,89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9251.1228" calcext:value-type="float">
            <text:p>( 9,25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77045.30896" calcext:value-type="float">
            <text:p><text:s/>277,045 <text:s/></text:p>
          </table:table-cell>
          <table:table-cell table:style-name="ce42" office:value-type="float" office:value="123006.5564805" calcext:value-type="float">
            <text:p><text:s/>123,007 <text:s/></text:p>
          </table:table-cell>
          <table:table-cell table:style-name="ce42" office:value-type="float" office:value="23866.41125736" calcext:value-type="float">
            <text:p><text:s/>23,866 <text:s/></text:p>
          </table:table-cell>
          <table:table-cell table:style-name="ce42" office:value-type="float" office:value="520862.9492" calcext:value-type="float">
            <text:p><text:s/>520,8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150.6492" calcext:value-type="float">
            <text:p><text:s/>24,1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77045.30896" calcext:value-type="float">
            <text:p><text:s/>277,045 <text:s/></text:p>
          </table:table-cell>
          <table:table-cell table:style-name="ce42" office:value-type="float" office:value="123006.5564805" calcext:value-type="float">
            <text:p><text:s/>123,007 <text:s/></text:p>
          </table:table-cell>
          <table:table-cell table:style-name="ce42" office:value-type="float" office:value="23866.41125736" calcext:value-type="float">
            <text:p><text:s/>23,866 <text:s/></text:p>
          </table:table-cell>
          <table:table-cell table:style-name="ce42" office:value-type="float" office:value="464429.2396" calcext:value-type="float">
            <text:p><text:s/>464,4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82.7596" calcext:value-type="float">
            <text:p><text:s/>19,4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433.7096" calcext:value-type="float">
            <text:p><text:s/>56,4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67.8896" calcext:value-type="float">
            <text:p><text:s/>4,6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1.6" calcext:value-type="float">
            <text:p>( 17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818.7124" calcext:value-type="float">
            <text:p><text:s/>80,8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39.0524" calcext:value-type="float">
            <text:p><text:s/>5,23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188.75" calcext:value-type="float">
            <text:p><text:s/>19,189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258.5416" calcext:value-type="float">
            <text:p><text:s/>78,2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68.5616" calcext:value-type="float">
            <text:p><text:s/>8,8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93.7656" calcext:value-type="float">
            <text:p><text:s/>57,8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03.0656" calcext:value-type="float">
            <text:p><text:s/>1,3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235.7636" calcext:value-type="float">
            <text:p><text:s/>133,2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494.7336" calcext:value-type="float">
            <text:p><text:s/>105,4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4.78" calcext:value-type="float">
            <text:p><text:s/>8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114.77" calcext:value-type="float">
            <text:p><text:s/>134,1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94712.328" calcext:value-type="float">
            <text:p><text:s/>6,594,7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650.348" calcext:value-type="float">
            <text:p><text:s/>93,6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42530.3" calcext:value-type="float">
            <text:p><text:s/>6,242,5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802.64" calcext:value-type="float">
            <text:p><text:s/>41,8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729.04" calcext:value-type="float">
            <text:p><text:s/>216,7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540.86" calcext:value-type="float">
            <text:p><text:s/>942,5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1.92" calcext:value-type="float">
            <text:p><text:s/>3,2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39308.94" calcext:value-type="float">
            <text:p><text:s/>939,30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3080.2804" calcext:value-type="float">
            <text:p><text:s/>1,103,0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91.7904" calcext:value-type="float">
            <text:p><text:s/>11,1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148.7976" calcext:value-type="float">
            <text:p><text:s/>119,1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50.8776" calcext:value-type="float">
            <text:p><text:s/>9,9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79.6" calcext:value-type="float">
            <text:p><text:s/>5,0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14.92" calcext:value-type="float">
            <text:p><text:s/>10,2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34.55" calcext:value-type="float">
            <text:p><text:s/>15,5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35.73" calcext:value-type="float">
            <text:p><text:s/>10,2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9625.7192" calcext:value-type="float">
            <text:p><text:s/>789,6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0.8792" calcext:value-type="float">
            <text:p><text:s/>1,0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3240.9636" calcext:value-type="float">
            <text:p><text:s/>153,24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0.0336" calcext:value-type="float">
            <text:p><text:s/>21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16139.9824" calcext:value-type="float">
            <text:p><text:s/>1,116,14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16139.9824" calcext:value-type="float">
            <text:p><text:s/>1,116,1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40867.70920321" calcext:value-type="float">
            <text:p><text:s/>4,140,8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40867.70920321" calcext:value-type="float">
            <text:p><text:s/>4,140,8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67853.749" calcext:value-type="float">
            <text:p>( 2,067,85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60421.825679" calcext:value-type="float">
            <text:p><text:s/>22,360,4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86400.893" calcext:value-type="float">
            <text:p><text:s/>21,686,4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4020.932679" calcext:value-type="float">
            <text:p><text:s/>674,0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5454.6" calcext:value-type="float">
            <text:p><text:s/>335,455 <text:s/></text:p>
          </table:table-cell>
          <table:table-cell table:style-name="ce42" office:value-type="float" office:value="1783743.78" calcext:value-type="float">
            <text:p><text:s/>1,783,744 <text:s/></text:p>
          </table:table-cell>
          <table:table-cell table:style-name="ce42" office:value-type="float" office:value="313792.44" calcext:value-type="float">
            <text:p><text:s/>313,7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488.8" calcext:value-type="float">
            <text:p><text:s/>101,4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568084.352" calcext:value-type="float">
            <text:p><text:s/>568,0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69090.452704" calcext:value-type="float">
            <text:p><text:s/>-69,090 <text:s/></text:p>
          </table:table-cell>
          <table:table-cell table:style-name="ce42" office:value-type="float" office:value="1206" calcext:value-type="float">
            <text:p><text:s/>1,206 <text:s/></text:p>
          </table:table-cell>
          <table:table-cell table:style-name="ce42" office:value-type="float" office:value="-289277.157" calcext:value-type="float">
            <text:p><text:s/>-289,277 <text:s/></text:p>
          </table:table-cell>
          <table:table-cell table:style-name="ce42" office:value-type="float" office:value="173376.84" calcext:value-type="float">
            <text:p><text:s/>173,377 <text:s/></text:p>
          </table:table-cell>
          <table:table-cell table:style-name="ce42" office:value-type="float" office:value="259476.196914673" calcext:value-type="float">
            <text:p><text:s/>259,476 <text:s/></text:p>
          </table:table-cell>
          <table:table-cell table:style-name="ce42" office:value-type="float" office:value="-3903" calcext:value-type="float">
            <text:p><text:s/>-3,903 <text:s/></text:p>
          </table:table-cell>
          <table:table-cell table:style-name="ce42" office:value-type="float" office:value="-37838.1965002364" calcext:value-type="float">
            <text:p><text:s/>-37,838 <text:s/></text:p>
          </table:table-cell>
          <table:table-cell table:style-name="ce42" office:value-type="float" office:value="-7417.80349976361" calcext:value-type="float">
            <text:p><text:s/>-7,418 <text:s/></text:p>
          </table:table-cell>
          <table:table-cell table:style-name="ce42" office:value-type="float" office:value="122785.9" calcext:value-type="float">
            <text:p><text:s/>122,78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9090.452704" calcext:value-type="float">
            <text:p><text:s/>69,090 <text:s/></text:p>
          </table:table-cell>
          <table:table-cell table:style-name="ce43" office:value-type="float" office:value="-1206" calcext:value-type="float">
            <text:p><text:s/>-1,206 <text:s/></text:p>
          </table:table-cell>
          <table:table-cell table:style-name="ce43" office:value-type="float" office:value="624731.757" calcext:value-type="float">
            <text:p><text:s/>624,732 <text:s/></text:p>
          </table:table-cell>
          <table:table-cell table:style-name="ce43" office:value-type="float" office:value="1610366.94" calcext:value-type="float">
            <text:p><text:s/>1,610,367 <text:s/></text:p>
          </table:table-cell>
          <table:table-cell table:style-name="ce43" office:value-type="float" office:value="54316.2430853274" calcext:value-type="float">
            <text:p><text:s/>54,316 <text:s/></text:p>
          </table:table-cell>
          <table:table-cell table:style-name="ce43" office:value-type="float" office:value="3903" calcext:value-type="float">
            <text:p><text:s/>3,903 <text:s/></text:p>
          </table:table-cell>
          <table:table-cell table:style-name="ce43" office:value-type="float" office:value="37838.1965002364" calcext:value-type="float">
            <text:p><text:s/>37,838 <text:s/></text:p>
          </table:table-cell>
          <table:table-cell table:style-name="ce43" office:value-type="float" office:value="-459177.748500236" calcext:value-type="float">
            <text:p><text:s/>-459,178 <text:s/></text:p>
          </table:table-cell>
          <table:table-cell table:style-name="ce43" office:value-type="float" office:value="-122785.9" calcext:value-type="float">
            <text:p><text:s/>-122,7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0909.2" calcext:value-type="float">
            <text:p><text:s/>670,909 <text:s/></text:p>
          </table:table-cell>
          <table:table-cell table:style-name="ce42" office:value-type="float" office:value="3000.66" calcext:value-type="float">
            <text:p><text:s/>3,001 <text:s/></text:p>
          </table:table-cell>
          <table:table-cell table:style-name="ce42" office:value-type="float" office:value="2295.70308532741" calcext:value-type="float">
            <text:p><text:s/>2,296 <text:s/></text:p>
          </table:table-cell>
          <table:table-cell table:style-name="ce42" office:value-type="float" office:value="504.75" calcext:value-type="float">
            <text:p><text:s/>505 <text:s/></text:p>
          </table:table-cell>
          <table:table-cell table:style-name="ce42" office:value-type="float" office:value="5879.08698759214" calcext:value-type="float">
            <text:p><text:s/>5,879 <text:s/></text:p>
          </table:table-cell>
          <table:table-cell table:style-name="ce42" office:value-type="float" office:value="25804.1130124079" calcext:value-type="float">
            <text:p><text:s/>25,804 <text:s/></text:p>
          </table:table-cell>
          <table:table-cell table:style-name="ce42" office:value-type="float" office:value="208242.35" calcext:value-type="float">
            <text:p><text:s/>208,24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80" calcext:value-type="float">
            <text:p><text:s/>9,3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80" calcext:value-type="float">
            <text:p><text:s/>9,3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86" calcext:value-type="float">
            <text:p><text:s/>10,586 <text:s/></text:p>
          </table:table-cell>
          <table:table-cell table:style-name="ce42" office:value-type="float" office:value="2114202.792" calcext:value-type="float">
            <text:p><text:s/>2,114,203 <text:s/></text:p>
          </table:table-cell>
          <table:table-cell table:style-name="ce42" office:value-type="float" office:value="2673307.26" calcext:value-type="float">
            <text:p><text:s/>2,673,307 <text:s/></text:p>
          </table:table-cell>
          <table:table-cell table:style-name="ce42" office:value-type="float" office:value="764282.22" calcext:value-type="float">
            <text:p><text:s/>764,282 <text:s/></text:p>
          </table:table-cell>
          <table:table-cell table:style-name="ce42" office:value-type="float" office:value="10171.5" calcext:value-type="float">
            <text:p><text:s/>10,172 <text:s/></text:p>
          </table:table-cell>
          <table:table-cell table:style-name="ce42" office:value-type="float" office:value="124278.715447356" calcext:value-type="float">
            <text:p><text:s/>124,279 <text:s/></text:p>
          </table:table-cell>
          <table:table-cell table:style-name="ce42" office:value-type="float" office:value="654010.884552644" calcext:value-type="float">
            <text:p><text:s/>654,011 <text:s/></text:p>
          </table:table-cell>
          <table:table-cell table:style-name="ce42" office:value-type="float" office:value="371473.8" calcext:value-type="float">
            <text:p><text:s/>371,4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86" calcext:value-type="float">
            <text:p><text:s/>10,586 <text:s/></text:p>
          </table:table-cell>
          <table:table-cell table:style-name="ce42" office:value-type="float" office:value="2114202.792" calcext:value-type="float">
            <text:p><text:s/>2,114,203 <text:s/></text:p>
          </table:table-cell>
          <table:table-cell table:style-name="ce42" office:value-type="float" office:value="2056172.1156" calcext:value-type="float">
            <text:p><text:s/>2,056,172 <text:s/></text:p>
          </table:table-cell>
          <table:table-cell table:style-name="ce42" office:value-type="float" office:value="590884.036650921" calcext:value-type="float">
            <text:p><text:s/>590,884 <text:s/></text:p>
          </table:table-cell>
          <table:table-cell table:style-name="ce42" office:value-type="float" office:value="10171.5" calcext:value-type="float">
            <text:p><text:s/>10,172 <text:s/></text:p>
          </table:table-cell>
          <table:table-cell table:style-name="ce42" office:value-type="float" office:value="124278.715447356" calcext:value-type="float">
            <text:p><text:s/>124,279 <text:s/></text:p>
          </table:table-cell>
          <table:table-cell table:style-name="ce42" office:value-type="float" office:value="654010.884552644" calcext:value-type="float">
            <text:p><text:s/>654,011 <text:s/></text:p>
          </table:table-cell>
          <table:table-cell table:style-name="ce42" office:value-type="float" office:value="371473.8" calcext:value-type="float">
            <text:p><text:s/>371,4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17135.1444" calcext:value-type="float">
            <text:p><text:s/>617,135 <text:s/></text:p>
          </table:table-cell>
          <table:table-cell table:style-name="ce43" office:value-type="float" office:value="173398.183349079" calcext:value-type="float">
            <text:p><text:s/>173,39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63.16" calcext:value-type="float">
            <text:p><text:s/>8,363 <text:s/></text:p>
          </table:table-cell>
          <table:table-cell table:style-name="ce42" office:value-type="float" office:value="1040.52" calcext:value-type="float">
            <text:p><text:s/>1,041 <text:s/></text:p>
          </table:table-cell>
          <table:table-cell table:style-name="ce42" office:value-type="float" office:value="3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.8" calcext:value-type="float">
            <text:p><text:s/>49 <text:s/></text:p>
          </table:table-cell>
          <table:table-cell table:style-name="ce42" office:value-type="float" office:value="22.1" calcext:value-type="float">
            <text:p><text:s/>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48" calcext:value-type="float">
            <text:p><text:s/>12 <text:s/></text:p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.52" calcext:value-type="float">
            <text:p><text:s/>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85.54" calcext:value-type="float">
            <text:p><text:s/>2,686 <text:s/></text:p>
          </table:table-cell>
          <table:table-cell table:style-name="ce42" office:value-type="float" office:value="467.22" calcext:value-type="float">
            <text:p><text:s/>467 <text:s/></text:p>
          </table:table-cell>
          <table:table-cell table:style-name="ce42" office:value-type="float" office:value="3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.8" calcext:value-type="float">
            <text:p><text:s/>49 <text:s/></text:p>
          </table:table-cell>
          <table:table-cell table:style-name="ce42" office:value-type="float" office:value="21.25" calcext:value-type="float">
            <text:p><text:s/>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40.66" calcext:value-type="float">
            <text:p><text:s/>5,341 <text:s/></text:p>
          </table:table-cell>
          <table:table-cell table:style-name="ce42" office:value-type="float" office:value="560.82" calcext:value-type="float">
            <text:p><text:s/>5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7.18" calcext:value-type="float">
            <text:p><text:s/>297 <text:s/></text:p>
          </table:table-cell>
          <table:table-cell table:style-name="ce43" office:value-type="float" office:value="11.7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9090.452704" calcext:value-type="float">
            <text:p><text:s/>69,09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68025.349" calcext:value-type="float">
            <text:p><text:s/>2,068,025 <text:s/></text:p>
          </table:table-cell>
          <table:table-cell table:style-name="ce44" office:value-type="float" office:value="4272310.38" calcext:value-type="float">
            <text:p><text:s/>4,272,310 <text:s/></text:p>
          </table:table-cell>
          <table:table-cell table:style-name="ce44" office:value-type="float" office:value="815262.24" calcext:value-type="float">
            <text:p><text:s/>815,262 <text:s/></text:p>
          </table:table-cell>
          <table:table-cell table:style-name="ce44" office:value-type="float" office:value="13566.75" calcext:value-type="float">
            <text:p><text:s/>13,567 <text:s/></text:p>
          </table:table-cell>
          <table:table-cell table:style-name="ce44" office:value-type="float" office:value="156237.82496" calcext:value-type="float">
            <text:p><text:s/>156,238 <text:s/></text:p>
          </table:table-cell>
          <table:table-cell table:style-name="ce44" office:value-type="float" office:value="168980.22304" calcext:value-type="float">
            <text:p><text:s/>168,980 <text:s/></text:p>
          </table:table-cell>
          <table:table-cell table:style-name="ce44" office:value-type="float" office:value="40423.45" calcext:value-type="float">
            <text:p><text:s/>40,42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9090.452704" calcext:value-type="float">
            <text:p><text:s/>69,09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1.6" calcext:value-type="float">
            <text:p><text:s/>172 <text:s/></text:p>
          </table:table-cell>
          <table:table-cell table:style-name="ce44" office:value-type="float" office:value="4272310.38" calcext:value-type="float">
            <text:p><text:s/>4,272,310 <text:s/></text:p>
          </table:table-cell>
          <table:table-cell table:style-name="ce44" office:value-type="float" office:value="815262.24" calcext:value-type="float">
            <text:p><text:s/>815,262 <text:s/></text:p>
          </table:table-cell>
          <table:table-cell table:style-name="ce44" office:value-type="float" office:value="13566.75" calcext:value-type="float">
            <text:p><text:s/>13,567 <text:s/></text:p>
          </table:table-cell>
          <table:table-cell table:style-name="ce44" office:value-type="float" office:value="156237.82496" calcext:value-type="float">
            <text:p><text:s/>156,238 <text:s/></text:p>
          </table:table-cell>
          <table:table-cell table:style-name="ce44" office:value-type="float" office:value="168980.22304" calcext:value-type="float">
            <text:p><text:s/>168,980 <text:s/></text:p>
          </table:table-cell>
          <table:table-cell table:style-name="ce44" office:value-type="float" office:value="40423.45" calcext:value-type="float">
            <text:p><text:s/>40,4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1253.070608" calcext:value-type="float">
            <text:p><text:s/>51,2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.6" calcext:value-type="float">
            <text:p><text:s/>172 <text:s/></text:p>
          </table:table-cell>
          <table:table-cell table:style-name="ce42" office:value-type="float" office:value="34162.44" calcext:value-type="float">
            <text:p><text:s/>34,162 <text:s/></text:p>
          </table:table-cell>
          <table:table-cell table:style-name="ce42" office:value-type="float" office:value="5725.2" calcext:value-type="float">
            <text:p><text:s/>5,7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2.55" calcext:value-type="float">
            <text:p><text:s/>7,4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.48" calcext:value-type="float">
            <text:p><text:s/>168 <text:s/></text:p>
          </table:table-cell>
          <table:table-cell table:style-name="ce42" office:value-type="float" office:value="75.66" calcext:value-type="float">
            <text:p><text:s/>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10.62484" calcext:value-type="float">
            <text:p><text:s/>1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99.34" calcext:value-type="float">
            <text:p><text:s/>4,799 <text:s/></text:p>
          </table:table-cell>
          <table:table-cell table:style-name="ce42" office:value-type="float" office:value="245.7" calcext:value-type="float">
            <text:p><text:s/>2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.1" calcext:value-type="float">
            <text:p><text:s/>3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6.62" calcext:value-type="float">
            <text:p><text:s/>1,037 <text:s/></text:p>
          </table:table-cell>
          <table:table-cell table:style-name="ce42" office:value-type="float" office:value="80.34" calcext:value-type="float">
            <text:p><text:s/>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.3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.92" calcext:value-type="float">
            <text:p><text:s/>284 <text:s/></text:p>
          </table:table-cell>
          <table:table-cell table:style-name="ce42" office:value-type="float" office:value="14.04" calcext:value-type="float">
            <text:p><text:s/>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.2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3.04" calcext:value-type="float">
            <text:p><text:s/>443 <text:s/></text:p>
          </table:table-cell>
          <table:table-cell table:style-name="ce42" office:value-type="float" office:value="34.32" calcext:value-type="float">
            <text:p><text:s/>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4.34" calcext:value-type="float">
            <text:p><text:s/>1,874 <text:s/></text:p>
          </table:table-cell>
          <table:table-cell table:style-name="ce42" office:value-type="float" office:value="117.78" calcext:value-type="float">
            <text:p><text:s/>1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.95" calcext:value-type="float">
            <text:p><text:s/>1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.84" calcext:value-type="float">
            <text:p><text:s/>178 <text:s/></text:p>
          </table:table-cell>
          <table:table-cell table:style-name="ce42" office:value-type="float" office:value="11.7" calcext:value-type="float">
            <text:p><text:s/>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0.18" calcext:value-type="float">
            <text:p><text:s/>960 <text:s/></text:p>
          </table:table-cell>
          <table:table-cell table:style-name="ce42" office:value-type="float" office:value="91.26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2.95" calcext:value-type="float">
            <text:p><text:s/>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0.18" calcext:value-type="float">
            <text:p><text:s/>960 <text:s/></text:p>
          </table:table-cell>
          <table:table-cell table:style-name="ce42" office:value-type="float" office:value="91.26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2.95" calcext:value-type="float">
            <text:p><text:s/>8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60.18" calcext:value-type="float">
            <text:p>( 960 <text:s/>)</text:p>
          </table:table-cell>
          <table:table-cell table:style-name="ce45" office:value-type="float" office:value="91.26" calcext:value-type="float">
            <text:p>( 91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72.95" calcext:value-type="float">
            <text:p>( 87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5.36" calcext:value-type="float">
            <text:p><text:s/>1,335 <text:s/></text:p>
          </table:table-cell>
          <table:table-cell table:style-name="ce42" office:value-type="float" office:value="76.44" calcext:value-type="float">
            <text:p><text:s/>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5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.4" calcext:value-type="float">
            <text:p><text:s/>374 <text:s/></text:p>
          </table:table-cell>
          <table:table-cell table:style-name="ce42" office:value-type="float" office:value="29.64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03.68" calcext:value-type="float">
            <text:p><text:s/>1,604 <text:s/></text:p>
          </table:table-cell>
          <table:table-cell table:style-name="ce46" office:value-type="float" office:value="138.84" calcext:value-type="float">
            <text:p><text:s/>139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48598.074448" calcext:value-type="float">
            <text:p><text:s/>48,5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.3" calcext:value-type="float">
            <text:p><text:s/>1,041 <text:s/></text:p>
          </table:table-cell>
          <table:table-cell table:style-name="ce42" office:value-type="float" office:value="60.06" calcext:value-type="float">
            <text:p><text:s/>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.8" calcext:value-type="float">
            <text:p><text:s/>2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3.08" calcext:value-type="float">
            <text:p><text:s/>613 <text:s/></text:p>
          </table:table-cell>
          <table:table-cell table:style-name="ce42" office:value-type="float" office:value="13.26" calcext:value-type="float">
            <text:p><text:s/>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48598.074448" calcext:value-type="float">
            <text:p><text:s/>48,5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8.22" calcext:value-type="float">
            <text:p><text:s/>428 <text:s/></text:p>
          </table:table-cell>
          <table:table-cell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.25" calcext:value-type="float">
            <text:p><text:s/>2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2495.270096" calcext:value-type="float">
            <text:p>( 22,495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7.08" calcext:value-type="float">
            <text:p>( 67 <text:s/>)</text:p>
          </table:table-cell>
          <table:table-cell table:style-name="ce45" office:value-type="float" office:value="10.14" calcext:value-type="float">
            <text:p>( 10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026.18128" calcext:value-type="float">
            <text:p>( 2,026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87.36" calcext:value-type="float">
            <text:p>( 8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21" calcext:value-type="float">
            <text:p>( 22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2.40124" calcext:value-type="float">
            <text:p><text:s/>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.6" calcext:value-type="float">
            <text:p><text:s/>172 <text:s/></text:p>
          </table:table-cell>
          <table:table-cell table:style-name="ce42" office:value-type="float" office:value="1371.24" calcext:value-type="float">
            <text:p><text:s/>1,371 <text:s/></text:p>
          </table:table-cell>
          <table:table-cell table:style-name="ce42" office:value-type="float" office:value="85.02" calcext:value-type="float">
            <text:p><text:s/>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06.5" calcext:value-type="float">
            <text:p><text:s/>5,0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1.5" calcext:value-type="float">
            <text:p><text:s/>1,112 <text:s/></text:p>
          </table:table-cell>
          <table:table-cell table:style-name="ce42" office:value-type="float" office:value="66.3" calcext:value-type="float">
            <text:p><text:s/>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06.5" calcext:value-type="float">
            <text:p><text:s/>5,0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52.40124" calcext:value-type="float">
            <text:p><text:s/>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.6" calcext:value-type="float">
            <text:p><text:s/>172 <text:s/></text:p>
          </table:table-cell>
          <table:table-cell table:style-name="ce42" office:value-type="float" office:value="259.74" calcext:value-type="float">
            <text:p><text:s/>260 <text:s/></text:p>
          </table:table-cell>
          <table:table-cell table:style-name="ce42" office:value-type="float" office:value="18.72" calcext:value-type="float">
            <text:p><text:s/>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1.6" calcext:value-type="float">
            <text:p>( 17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2.98" calcext:value-type="float">
            <text:p><text:s/>1,163 <text:s/></text:p>
          </table:table-cell>
          <table:table-cell table:style-name="ce42" office:value-type="float" office:value="113.1" calcext:value-type="float">
            <text:p><text:s/>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1.8" calcext:value-type="float">
            <text:p><text:s/>60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257.36" calcext:value-type="float">
            <text:p><text:s/>1,257 <text:s/></text:p>
          </table:table-cell>
          <table:table-cell table:style-name="ce46" office:value-type="float" office:value="122.46" calcext:value-type="float">
            <text:p><text:s/>122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491.97008" calcext:value-type="float">
            <text:p><text:s/>2,4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01.02" calcext:value-type="float">
            <text:p><text:s/>5,701 <text:s/></text:p>
          </table:table-cell>
          <table:table-cell table:style-name="ce42" office:value-type="float" office:value="385.32" calcext:value-type="float">
            <text:p><text:s/>3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.6" calcext:value-type="float">
            <text:p><text:s/>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60.6" calcext:value-type="float">
            <text:p><text:s/>6,061 <text:s/></text:p>
          </table:table-cell>
          <table:table-cell table:style-name="ce42" office:value-type="float" office:value="3559.92" calcext:value-type="float">
            <text:p><text:s/>3,5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.9" calcext:value-type="float">
            <text:p><text:s/>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5.5" calcext:value-type="float">
            <text:p><text:s/>566 <text:s/></text:p>
          </table:table-cell>
          <table:table-cell table:style-name="ce42" office:value-type="float" office:value="47.58" calcext:value-type="float">
            <text:p><text:s/>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.65" calcext:value-type="float">
            <text:p><text:s/>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9.1" calcext:value-type="float">
            <text:p><text:s/>659 <text:s/></text:p>
          </table:table-cell>
          <table:table-cell table:style-name="ce42" office:value-type="float" office:value="118.56" calcext:value-type="float">
            <text:p><text:s/>1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6.14" calcext:value-type="float">
            <text:p><text:s/>3,286 <text:s/></text:p>
          </table:table-cell>
          <table:table-cell table:style-name="ce42" office:value-type="float" office:value="317.46" calcext:value-type="float">
            <text:p><text:s/>3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1887.42" calcext:value-type="float">
            <text:p><text:s/>4,081,887 <text:s/></text:p>
          </table:table-cell>
          <table:table-cell table:style-name="ce42" office:value-type="float" office:value="762126.3" calcext:value-type="float">
            <text:p><text:s/>762,126 <text:s/></text:p>
          </table:table-cell>
          <table:table-cell table:style-name="ce42" office:value-type="float" office:value="1171.5" calcext:value-type="float">
            <text:p><text:s/>1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478.848" calcext:value-type="float">
            <text:p><text:s/>92,4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1.5" calcext:value-type="float">
            <text:p><text:s/>1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478.848" calcext:value-type="float">
            <text:p><text:s/>92,4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1887.42" calcext:value-type="float">
            <text:p><text:s/>4,081,887 <text:s/></text:p>
          </table:table-cell>
          <table:table-cell table:style-name="ce42" office:value-type="float" office:value="762126.3" calcext:value-type="float">
            <text:p><text:s/>762,1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7.84" calcext:value-type="float">
            <text:p><text:s/>568 <text:s/></text:p>
          </table:table-cell>
          <table:table-cell table:style-name="ce42" office:value-type="float" office:value="28.08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.1" calcext:value-type="float">
            <text:p><text:s/>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3.16" calcext:value-type="float">
            <text:p><text:s/>563 <text:s/></text:p>
          </table:table-cell>
          <table:table-cell table:style-name="ce42" office:value-type="float" office:value="28.08" calcext:value-type="float">
            <text:p><text:s/>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.4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.68" calcext:value-type="float">
            <text:p><text:s/>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2161.745568" calcext:value-type="float">
            <text:p><text:s/>12,1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692.68" calcext:value-type="float">
            <text:p><text:s/>155,693 <text:s/></text:p>
          </table:table-cell>
          <table:table-cell table:style-name="ce42" office:value-type="float" office:value="47382.66" calcext:value-type="float">
            <text:p><text:s/>47,383 <text:s/></text:p>
          </table:table-cell>
          <table:table-cell table:style-name="ce42" office:value-type="float" office:value="12395.25" calcext:value-type="float">
            <text:p><text:s/>12,395 <text:s/></text:p>
          </table:table-cell>
          <table:table-cell table:style-name="ce42" office:value-type="float" office:value="156237.82496" calcext:value-type="float">
            <text:p><text:s/>156,238 <text:s/></text:p>
          </table:table-cell>
          <table:table-cell table:style-name="ce42" office:value-type="float" office:value="76501.37504" calcext:value-type="float">
            <text:p><text:s/>76,501 <text:s/></text:p>
          </table:table-cell>
          <table:table-cell table:style-name="ce42" office:value-type="float" office:value="32884.8" calcext:value-type="float">
            <text:p><text:s/>32,8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0813.286992" calcext:value-type="float">
            <text:p><text:s/>10,8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0607.4" calcext:value-type="float">
            <text:p><text:s/>20,6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8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.28" calcext:value-type="float">
            <text:p><text:s/>137 <text:s/></text:p>
          </table:table-cell>
          <table:table-cell table:style-name="ce42" office:value-type="float" office:value="47.58" calcext:value-type="float">
            <text:p><text:s/>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57.3" calcext:value-type="float">
            <text:p><text:s/>10,557 <text:s/></text:p>
          </table:table-cell>
          <table:table-cell table:style-name="ce42" office:value-type="float" office:value="479.7" calcext:value-type="float">
            <text:p><text:s/>4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11" calcext:value-type="float">
            <text:p><text:s/>5,811 <text:s/></text:p>
          </table:table-cell>
          <table:table-cell table:style-name="ce42" office:value-type="float" office:value="807.3" calcext:value-type="float">
            <text:p><text:s/>8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20.222064" calcext:value-type="float">
            <text:p><text:s/>1,1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405.84" calcext:value-type="float">
            <text:p><text:s/>111,406 <text:s/></text:p>
          </table:table-cell>
          <table:table-cell table:style-name="ce42" office:value-type="float" office:value="43591.08" calcext:value-type="float">
            <text:p><text:s/>43,591 <text:s/></text:p>
          </table:table-cell>
          <table:table-cell table:style-name="ce42" office:value-type="float" office:value="12395.25" calcext:value-type="float">
            <text:p><text:s/>12,395 <text:s/></text:p>
          </table:table-cell>
          <table:table-cell table:style-name="ce42" office:value-type="float" office:value="156237.82496" calcext:value-type="float">
            <text:p><text:s/>156,238 <text:s/></text:p>
          </table:table-cell>
          <table:table-cell table:style-name="ce42" office:value-type="float" office:value="76501.37504" calcext:value-type="float">
            <text:p><text:s/>76,501 <text:s/></text:p>
          </table:table-cell>
          <table:table-cell table:style-name="ce42" office:value-type="float" office:value="9090.75" calcext:value-type="float">
            <text:p><text:s/>9,09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28.236512" calcext:value-type="float">
            <text:p><text:s/>22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781.26" calcext:value-type="float">
            <text:p><text:s/>27,781 <text:s/></text:p>
          </table:table-cell>
          <table:table-cell table:style-name="ce43" office:value-type="float" office:value="2457" calcext:value-type="float">
            <text:p><text:s/>2,45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16.95" calcext:value-type="float">
            <text:p><text:s/>3,11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675.636528" calcext:value-type="float">
            <text:p><text:s/>5,676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7853.749" calcext:value-type="float">
            <text:p><text:s/>2,067,8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7853.749" calcext:value-type="float">
            <text:p><text:s/>2,067,8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67853.749" calcext:value-type="float">
            <text:p>( 2,067,85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79077.2" calcext:value-type="float">
            <text:p><text:s/>779,077 <text:s/></text:p>
          </table:table-cell>
          <table:table-cell table:style-name="ce42" office:value-type="float" office:value="2247431.2" calcext:value-type="float">
            <text:p><text:s/>2,247,4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274.88" calcext:value-type="float">
            <text:p><text:s/>139,275 <text:s/></text:p>
          </table:table-cell>
          <table:table-cell table:style-name="ce42" office:value-type="float" office:value="40" calcext:value-type="float">
            <text:p><text:s/>40 <text:s/></text:p>
          </table:table-cell>
          <table:table-cell table:style-name="ce42" office:value-type="float" office:value="193844.855891832" calcext:value-type="float">
            <text:p><text:s/>193,8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10.34" calcext:value-type="float">
            <text:p><text:s/>15,610 <text:s/></text:p>
          </table:table-cell>
          <table:table-cell table:style-name="ce42" office:value-type="float" office:value="79351.2" calcext:value-type="float">
            <text:p><text:s/>79,3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842" calcext:value-type="float">
            <text:p><text:s/>189,8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131.84" calcext:value-type="float">
            <text:p><text:s/>103,132 <text:s/></text:p>
          </table:table-cell>
          <table:table-cell table:style-name="ce42" office:value-type="float" office:value="45790" calcext:value-type="float">
            <text:p><text:s/>45,790 <text:s/></text:p>
          </table:table-cell>
          <table:table-cell table:style-name="ce42" office:value-type="float" office:value="11052.2251419187" calcext:value-type="float">
            <text:p><text:s/>11,0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11.66" calcext:value-type="float">
            <text:p><text:s/>14,812 <text:s/></text:p>
          </table:table-cell>
          <table:table-cell table:style-name="ce42" office:value-type="float" office:value="157347.317391304" calcext:value-type="float">
            <text:p><text:s/>157,3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09718.4" calcext:value-type="float">
            <text:p><text:s/>109,718 <text:s/></text:p>
          </table:table-cell>
          <table:table-cell table:style-name="ce42" office:value-type="float" office:value="1418638.16" calcext:value-type="float">
            <text:p><text:s/>1,418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4" calcext:value-type="float">
            <text:p><text:s/>2,0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96721.04" calcext:value-type="float">
            <text:p><text:s/>296,721 <text:s/></text:p>
          </table:table-cell>
          <table:table-cell table:style-name="ce42" office:value-type="float" office:value="-246677.689230769" calcext:value-type="float">
            <text:p><text:s/>-246,6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49.6950495049" calcext:value-type="float">
            <text:p><text:s/>36,850 <text:s/></text:p>
          </table:table-cell>
          <table:table-cell table:style-name="ce42" office:value-type="float" office:value="49638" calcext:value-type="float">
            <text:p><text:s/>49,638 <text:s/></text:p>
          </table:table-cell>
          <table:table-cell table:style-name="ce42" office:value-type="float" office:value="3287.63" calcext:value-type="float">
            <text:p><text:s/>3,2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5890.06" calcext:value-type="float">
            <text:p><text:s/>-5,890 <text:s/></text:p>
          </table:table-cell>
          <table:table-cell table:style-name="ce42" office:value-type="float" office:value="6182.38000000011" calcext:value-type="float">
            <text:p><text:s/>6,18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72637.76" calcext:value-type="float">
            <text:p><text:s/>372,638 <text:s/></text:p>
          </table:table-cell>
          <table:table-cell table:style-name="ce43" office:value-type="float" office:value="885628.729230769" calcext:value-type="float">
            <text:p><text:s/>885,6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2770.65504950493" calcext:value-type="float">
            <text:p><text:s/>-2,771 <text:s/></text:p>
          </table:table-cell>
          <table:table-cell table:style-name="ce43" office:value-type="float" office:value="-95388" calcext:value-type="float">
            <text:p><text:s/>-95,388 <text:s/></text:p>
          </table:table-cell>
          <table:table-cell table:style-name="ce43" office:value-type="float" office:value="179505.000749914" calcext:value-type="float">
            <text:p><text:s/>179,50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688.74" calcext:value-type="float">
            <text:p><text:s/>6,689 <text:s/></text:p>
          </table:table-cell>
          <table:table-cell table:style-name="ce43" office:value-type="float" office:value="-84178.4973913045" calcext:value-type="float">
            <text:p><text:s/>-84,1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4396.56" calcext:value-type="float">
            <text:p><text:s/>34,397 <text:s/></text:p>
          </table:table-cell>
          <table:table-cell table:style-name="ce42" office:value-type="float" office:value="1702196.80923077" calcext:value-type="float">
            <text:p><text:s/>1,702,1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.28" calcext:value-type="float">
            <text:p><text:s/>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59.67" calcext:value-type="float">
            <text:p><text:s/>7,7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836.21" calcext:value-type="float">
            <text:p><text:s/>105,83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45498.200445872" calcext:value-type="float">
            <text:p><text:s/>245,498 <text:s/></text:p>
          </table:table-cell>
          <table:table-cell table:style-name="ce42" office:value-type="float" office:value="4711182.68689323" calcext:value-type="float">
            <text:p><text:s/>4,711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5480.4" calcext:value-type="float">
            <text:p><text:s/>245,480 <text:s/></text:p>
          </table:table-cell>
          <table:table-cell table:style-name="ce42" office:value-type="float" office:value="4612347.32" calcext:value-type="float">
            <text:p><text:s/>4,612,3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.800445872" calcext:value-type="float">
            <text:p><text:s/>18 <text:s/></text:p>
          </table:table-cell>
          <table:table-cell table:style-name="ce43" office:value-type="float" office:value="98835.3668932316" calcext:value-type="float">
            <text:p><text:s/>98,83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97451.44" calcext:value-type="float">
            <text:p><text:s/>3,597,451 <text:s/></text:p>
          </table:table-cell>
          <table:table-cell table:style-name="ce42" office:value-type="float" office:value="11093113.44" calcext:value-type="float">
            <text:p><text:s/>11,093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384.158415842" calcext:value-type="float">
            <text:p><text:s/>334,384 <text:s/></text:p>
          </table:table-cell>
          <table:table-cell table:style-name="ce42" office:value-type="float" office:value="572178" calcext:value-type="float">
            <text:p><text:s/>572,178 <text:s/></text:p>
          </table:table-cell>
          <table:table-cell table:style-name="ce42" office:value-type="float" office:value="68709.06" calcext:value-type="float">
            <text:p><text:s/>68,7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923.4" calcext:value-type="float">
            <text:p><text:s/>115,923 <text:s/></text:p>
          </table:table-cell>
          <table:table-cell table:style-name="ce42" office:value-type="float" office:value="1183773.43347826" calcext:value-type="float">
            <text:p><text:s/>1,183,7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29292.6072" calcext:value-type="float">
            <text:p><text:s/>3,529,293 <text:s/></text:p>
          </table:table-cell>
          <table:table-cell table:style-name="ce42" office:value-type="float" office:value="11093113.44" calcext:value-type="float">
            <text:p><text:s/>11,093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384.158415842" calcext:value-type="float">
            <text:p><text:s/>334,384 <text:s/></text:p>
          </table:table-cell>
          <table:table-cell table:style-name="ce42" office:value-type="float" office:value="572178" calcext:value-type="float">
            <text:p><text:s/>572,178 <text:s/></text:p>
          </table:table-cell>
          <table:table-cell table:style-name="ce42" office:value-type="float" office:value="68709.06" calcext:value-type="float">
            <text:p><text:s/>68,7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923.4" calcext:value-type="float">
            <text:p><text:s/>115,923 <text:s/></text:p>
          </table:table-cell>
          <table:table-cell table:style-name="ce42" office:value-type="float" office:value="1100071.68387826" calcext:value-type="float">
            <text:p><text:s/>1,100,0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8158.8328" calcext:value-type="float">
            <text:p><text:s/>68,1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83701.7496" calcext:value-type="float">
            <text:p><text:s/>83,7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691.92" calcext:value-type="float">
            <text:p><text:s/>24,692 <text:s/></text:p>
          </table:table-cell>
          <table:table-cell table:style-name="ce42" office:value-type="float" office:value="626147.744308335" calcext:value-type="float">
            <text:p><text:s/>626,1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0.24" calcext:value-type="float">
            <text:p><text:s/>20 <text:s/></text:p>
          </table:table-cell>
          <table:table-cell table:style-name="ce42" office:value-type="float" office:value="226.32" calcext:value-type="float">
            <text:p><text:s/>2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30.32" calcext:value-type="float">
            <text:p><text:s/>430 <text:s/></text:p>
          </table:table-cell>
          <table:table-cell table:style-name="ce42" office:value-type="float" office:value="8101.52" calcext:value-type="float">
            <text:p><text:s/>8,1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4159.52" calcext:value-type="float">
            <text:p><text:s/>24,160 <text:s/></text:p>
          </table:table-cell>
          <table:table-cell table:style-name="ce42" office:value-type="float" office:value="617819.904308335" calcext:value-type="float">
            <text:p><text:s/>617,8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81.84" calcext:value-type="float">
            <text:p><text:s/>8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665502.51955413" calcext:value-type="float">
            <text:p><text:s/>3,665,503 <text:s/></text:p>
          </table:table-cell>
          <table:table-cell table:style-name="ce44" office:value-type="float" office:value="4939214.92879843" calcext:value-type="float">
            <text:p><text:s/>4,939,21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1596.223366337" calcext:value-type="float">
            <text:p><text:s/>331,596 <text:s/></text:p>
          </table:table-cell>
          <table:table-cell table:style-name="ce44" office:value-type="float" office:value="476790" calcext:value-type="float">
            <text:p><text:s/>476,790 <text:s/></text:p>
          </table:table-cell>
          <table:table-cell table:style-name="ce44" office:value-type="float" office:value="240454.390749914" calcext:value-type="float">
            <text:p><text:s/>240,4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2612.14" calcext:value-type="float">
            <text:p><text:s/>122,612 <text:s/></text:p>
          </table:table-cell>
          <table:table-cell table:style-name="ce44" office:value-type="float" office:value="993758.726086957" calcext:value-type="float">
            <text:p><text:s/>993,75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665502.51955413" calcext:value-type="float">
            <text:p><text:s/>3,665,503 <text:s/></text:p>
          </table:table-cell>
          <table:table-cell table:style-name="ce44" office:value-type="float" office:value="4939214.92879843" calcext:value-type="float">
            <text:p><text:s/>4,939,215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2197.52" calcext:value-type="float">
            <text:p><text:s/>92,19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3136.119554128" calcext:value-type="float">
            <text:p><text:s/>223,136 <text:s/></text:p>
          </table:table-cell>
          <table:table-cell table:style-name="ce42" office:value-type="float" office:value="4362313.28879843" calcext:value-type="float">
            <text:p><text:s/>4,362,3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197.52" calcext:value-type="float">
            <text:p><text:s/>92,1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1023.2" calcext:value-type="float">
            <text:p><text:s/>21,023 <text:s/></text:p>
          </table:table-cell>
          <table:table-cell table:style-name="ce42" office:value-type="float" office:value="13184.52" calcext:value-type="float">
            <text:p><text:s/>13,1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5802.48" calcext:value-type="float">
            <text:p><text:s/>25,802 <text:s/></text:p>
          </table:table-cell>
          <table:table-cell table:style-name="ce42" office:value-type="float" office:value="426827.458302004" calcext:value-type="float">
            <text:p><text:s/>426,8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469.2" calcext:value-type="float">
            <text:p><text:s/>5,469 <text:s/></text:p>
          </table:table-cell>
          <table:table-cell table:style-name="ce42" office:value-type="float" office:value="843845.797765776" calcext:value-type="float">
            <text:p><text:s/>843,8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83.36" calcext:value-type="float">
            <text:p><text:s/>283 <text:s/></text:p>
          </table:table-cell>
          <table:table-cell table:style-name="ce42" office:value-type="float" office:value="22772.76" calcext:value-type="float">
            <text:p><text:s/>22,7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217.04" calcext:value-type="float">
            <text:p><text:s/>1,217 <text:s/></text:p>
          </table:table-cell>
          <table:table-cell table:style-name="ce42" office:value-type="float" office:value="5912.84" calcext:value-type="float">
            <text:p><text:s/>5,9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974.439554128" calcext:value-type="float">
            <text:p><text:s/>4,974 <text:s/></text:p>
          </table:table-cell>
          <table:table-cell table:style-name="ce42" office:value-type="float" office:value="397012.32434148" calcext:value-type="float">
            <text:p><text:s/>397,0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686" calcext:value-type="float">
            <text:p><text:s/>34,6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95.2" calcext:value-type="float">
            <text:p><text:s/>695 <text:s/></text:p>
          </table:table-cell>
          <table:table-cell table:style-name="ce42" office:value-type="float" office:value="1206.12" calcext:value-type="float">
            <text:p><text:s/>1,2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5266.56" calcext:value-type="float">
            <text:p><text:s/>25,267 <text:s/></text:p>
          </table:table-cell>
          <table:table-cell table:style-name="ce42" office:value-type="float" office:value="1053055.74736621" calcext:value-type="float">
            <text:p><text:s/>1,053,0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5266.56" calcext:value-type="float">
            <text:p><text:s/>25,267 <text:s/></text:p>
          </table:table-cell>
          <table:table-cell table:style-name="ce42" office:value-type="float" office:value="1045558.83525192" calcext:value-type="float">
            <text:p><text:s/>1,045,5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5266.56" calcext:value-type="float">
            <text:p>( 25,267 <text:s/>)</text:p>
          </table:table-cell>
          <table:table-cell table:style-name="ce45" office:value-type="float" office:value="1045558.83527212" calcext:value-type="float">
            <text:p>( 1,045,55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-0.0000202032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96.9121249044" calcext:value-type="float">
            <text:p><text:s/>7,4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06076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094.32" calcext:value-type="float">
            <text:p><text:s/>5,094 <text:s/></text:p>
          </table:table-cell>
          <table:table-cell table:style-name="ce42" office:value-type="float" office:value="95584.32" calcext:value-type="float">
            <text:p><text:s/>95,5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24.56" calcext:value-type="float">
            <text:p><text:s/>825 <text:s/></text:p>
          </table:table-cell>
          <table:table-cell table:style-name="ce42" office:value-type="float" office:value="93982.6" calcext:value-type="float">
            <text:p><text:s/>93,9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177.68" calcext:value-type="float">
            <text:p><text:s/>3,178 <text:s/></text:p>
          </table:table-cell>
          <table:table-cell table:style-name="ce46" office:value-type="float" office:value="191709.00102296" calcext:value-type="float">
            <text:p><text:s/>191,70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9531.92" calcext:value-type="float">
            <text:p><text:s/>29,532 <text:s/></text:p>
          </table:table-cell>
          <table:table-cell table:style-name="ce42" office:value-type="float" office:value="462920.08" calcext:value-type="float">
            <text:p><text:s/>462,9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511.52" calcext:value-type="float">
            <text:p><text:s/>57,5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1083.04" calcext:value-type="float">
            <text:p><text:s/>21,083 <text:s/></text:p>
          </table:table-cell>
          <table:table-cell table:style-name="ce42" office:value-type="float" office:value="41995.24" calcext:value-type="float">
            <text:p><text:s/>41,9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87.96" calcext:value-type="float">
            <text:p><text:s/>14,9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8448.88" calcext:value-type="float">
            <text:p><text:s/>8,449 <text:s/></text:p>
          </table:table-cell>
          <table:table-cell table:style-name="ce42" office:value-type="float" office:value="420924.84" calcext:value-type="float">
            <text:p><text:s/>420,9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23.56" calcext:value-type="float">
            <text:p><text:s/>42,5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23.28" calcext:value-type="float">
            <text:p>( 423 <text:s/>)</text:p>
          </table:table-cell>
          <table:table-cell table:style-name="ce45" office:value-type="float" office:value="22505.96" calcext:value-type="float">
            <text:p>( 22,50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036.88" calcext:value-type="float">
            <text:p>( 3,037 <text:s/>)</text:p>
          </table:table-cell>
          <table:table-cell table:style-name="ce47" office:value-type="float" office:value="243296.76" calcext:value-type="float">
            <text:p>( 243,29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5466.88" calcext:value-type="float">
            <text:p><text:s/>15,467 <text:s/></text:p>
          </table:table-cell>
          <table:table-cell table:style-name="ce42" office:value-type="float" office:value="474696.08" calcext:value-type="float">
            <text:p><text:s/>474,6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976.16" calcext:value-type="float">
            <text:p><text:s/>13,976 <text:s/></text:p>
          </table:table-cell>
          <table:table-cell table:style-name="ce42" office:value-type="float" office:value="424852.32" calcext:value-type="float">
            <text:p><text:s/>424,8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490.72" calcext:value-type="float">
            <text:p><text:s/>1,491 <text:s/></text:p>
          </table:table-cell>
          <table:table-cell table:style-name="ce42" office:value-type="float" office:value="49843.76" calcext:value-type="float">
            <text:p><text:s/>49,8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623.52" calcext:value-type="float">
            <text:p><text:s/>4,624 <text:s/></text:p>
          </table:table-cell>
          <table:table-cell table:style-name="ce42" office:value-type="float" office:value="69191.36" calcext:value-type="float">
            <text:p><text:s/>69,1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621.84" calcext:value-type="float">
            <text:p><text:s/>1,622 <text:s/></text:p>
          </table:table-cell>
          <table:table-cell table:style-name="ce46" office:value-type="float" office:value="16307" calcext:value-type="float">
            <text:p><text:s/>16,30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015.36" calcext:value-type="float">
            <text:p><text:s/>7,015 <text:s/></text:p>
          </table:table-cell>
          <table:table-cell table:style-name="ce42" office:value-type="float" office:value="56626" calcext:value-type="float">
            <text:p><text:s/>56,6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2057.76" calcext:value-type="float">
            <text:p><text:s/>12,058 <text:s/></text:p>
          </table:table-cell>
          <table:table-cell table:style-name="ce42" office:value-type="float" office:value="38324.44" calcext:value-type="float">
            <text:p><text:s/>38,3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300.32" calcext:value-type="float">
            <text:p><text:s/>2,300 <text:s/></text:p>
          </table:table-cell>
          <table:table-cell table:style-name="ce42" office:value-type="float" office:value="24833.56" calcext:value-type="float">
            <text:p><text:s/>24,8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85.68" calcext:value-type="float">
            <text:p><text:s/>18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6504.8" calcext:value-type="float">
            <text:p><text:s/>56,505 <text:s/></text:p>
          </table:table-cell>
          <table:table-cell table:style-name="ce42" office:value-type="float" office:value="74321.28" calcext:value-type="float">
            <text:p><text:s/>74,3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293302" calcext:value-type="float">
            <text:p><text:s/>2,293,302 <text:s/></text:p>
          </table:table-cell>
          <table:table-cell table:style-name="ce42" office:value-type="float" office:value="125872.56" calcext:value-type="float">
            <text:p><text:s/>125,8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160642.88" calcext:value-type="float">
            <text:p><text:s/>2,160,64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1802.64" calcext:value-type="float">
            <text:p><text:s/>41,80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0856.48" calcext:value-type="float">
            <text:p><text:s/>90,856 <text:s/></text:p>
          </table:table-cell>
          <table:table-cell table:style-name="ce42" office:value-type="float" office:value="125872.56" calcext:value-type="float">
            <text:p><text:s/>125,8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80581.12" calcext:value-type="float">
            <text:p><text:s/>780,581 <text:s/></text:p>
          </table:table-cell>
          <table:table-cell table:style-name="ce42" office:value-type="float" office:value="161335.8" calcext:value-type="float">
            <text:p><text:s/>161,3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382.48" calcext:value-type="float">
            <text:p><text:s/>1,382 <text:s/></text:p>
          </table:table-cell>
          <table:table-cell table:style-name="ce42" office:value-type="float" office:value="1231.88" calcext:value-type="float">
            <text:p><text:s/>1,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79198.64" calcext:value-type="float">
            <text:p><text:s/>779,199 <text:s/></text:p>
          </table:table-cell>
          <table:table-cell table:style-name="ce43" office:value-type="float" office:value="160103.92" calcext:value-type="float">
            <text:p><text:s/>160,10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68483.28" calcext:value-type="float">
            <text:p><text:s/>368,483 <text:s/></text:p>
          </table:table-cell>
          <table:table-cell table:style-name="ce42" office:value-type="float" office:value="289693.28" calcext:value-type="float">
            <text:p><text:s/>289,6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4326.16" calcext:value-type="float">
            <text:p><text:s/>34,326 <text:s/></text:p>
          </table:table-cell>
          <table:table-cell table:style-name="ce42" office:value-type="float" office:value="54264.36" calcext:value-type="float">
            <text:p><text:s/>54,2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420.88" calcext:value-type="float">
            <text:p><text:s/>2,421 <text:s/></text:p>
          </table:table-cell>
          <table:table-cell table:style-name="ce42" office:value-type="float" office:value="2590.72" calcext:value-type="float">
            <text:p><text:s/>2,5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9776.8" calcext:value-type="float">
            <text:p><text:s/>9,777 <text:s/></text:p>
          </table:table-cell>
          <table:table-cell table:style-name="ce42" office:value-type="float" office:value="300.84" calcext:value-type="float">
            <text:p><text:s/>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4976.4" calcext:value-type="float">
            <text:p><text:s/>4,97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984.08" calcext:value-type="float">
            <text:p><text:s/>2,984 <text:s/></text:p>
          </table:table-cell>
          <table:table-cell table:style-name="ce42" office:value-type="float" office:value="1439.8" calcext:value-type="float">
            <text:p><text:s/>1,4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9374.64" calcext:value-type="float">
            <text:p><text:s/>229,375 <text:s/></text:p>
          </table:table-cell>
          <table:table-cell table:style-name="ce42" office:value-type="float" office:value="193589.16" calcext:value-type="float">
            <text:p><text:s/>193,5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4624.32" calcext:value-type="float">
            <text:p><text:s/>84,624 <text:s/></text:p>
          </table:table-cell>
          <table:table-cell table:style-name="ce43" office:value-type="float" office:value="37508.4" calcext:value-type="float">
            <text:p><text:s/>37,50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596.223366337" calcext:value-type="float">
            <text:p><text:s/>331,596 <text:s/></text:p>
          </table:table-cell>
          <table:table-cell table:style-name="ce42" office:value-type="float" office:value="476790" calcext:value-type="float">
            <text:p><text:s/>476,790 <text:s/></text:p>
          </table:table-cell>
          <table:table-cell table:style-name="ce42" office:value-type="float" office:value="240454.390749914" calcext:value-type="float">
            <text:p><text:s/>240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14.62" calcext:value-type="float">
            <text:p><text:s/>30,415 <text:s/></text:p>
          </table:table-cell>
          <table:table-cell table:style-name="ce42" office:value-type="float" office:value="993758.726086957" calcext:value-type="float">
            <text:p><text:s/>993,75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596.223366337" calcext:value-type="float">
            <text:p><text:s/>331,596 <text:s/></text:p>
          </table:table-cell>
          <table:table-cell table:style-name="ce42" office:value-type="float" office:value="476790" calcext:value-type="float">
            <text:p><text:s/>476,790 <text:s/></text:p>
          </table:table-cell>
          <table:table-cell table:style-name="ce42" office:value-type="float" office:value="240454.390749914" calcext:value-type="float">
            <text:p><text:s/>240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14.62" calcext:value-type="float">
            <text:p><text:s/>30,415 <text:s/></text:p>
          </table:table-cell>
          <table:table-cell table:style-name="ce42" office:value-type="float" office:value="993758.726086957" calcext:value-type="float">
            <text:p><text:s/>993,75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92752.76195959" calcext:value-type="float">
            <text:p><text:s/>1,092,753 <text:s/></text:p>
          </table:table-cell>
          <table:table-cell table:style-name="ce42" office:value-type="float" office:value="21267669.0637194" calcext:value-type="float">
            <text:p><text:s/>21,267,6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92658.12970559" calcext:value-type="float">
            <text:p><text:s/>1,092,658 <text:s/></text:p>
          </table:table-cell>
          <table:table-cell table:style-name="ce42" office:value-type="float" office:value="20593742.7632944" calcext:value-type="float">
            <text:p><text:s/>20,593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94.632254" calcext:value-type="float">
            <text:p><text:s/>95 <text:s/></text:p>
          </table:table-cell>
          <table:table-cell table:style-name="ce42" office:value-type="float" office:value="673926.300425" calcext:value-type="float">
            <text:p><text:s/>673,9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056495.15" calcext:value-type="float">
            <text:p><text:s/>1,056,495 <text:s/></text:p>
          </table:table-cell>
          <table:table-cell table:style-name="ce41" office:value-type="float" office:value="0" calcext:value-type="float">
            <text:p/>
          </table:table-cell>
          <table:table-cell table:number-columns-repeated="3" table:style-name="ce41" office:value-type="float" office:value="44986.5598491522" calcext:value-type="float">
            <text:p><text:s/>44,987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70066.1" calcext:value-type="float">
            <text:p><text:s/>770,0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0066.1" calcext:value-type="float">
            <text:p><text:s/>770,0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12210.08" calcext:value-type="float">
            <text:p><text:s/>412,210 <text:s/></text:p>
          </table:table-cell>
          <table:table-cell table:style-name="ce42" office:value-type="float" office:value="180741.78" calcext:value-type="float">
            <text:p><text:s/>180,742 <text:s/></text:p>
          </table:table-cell>
          <table:table-cell table:style-name="ce42" office:value-type="float" office:value="231468.3" calcext:value-type="float">
            <text:p><text:s/>231,4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414351.17" calcext:value-type="float">
            <text:p><text:s/>1,414,351 <text:s/></text:p>
          </table:table-cell>
          <table:table-cell table:style-name="ce43" office:value-type="float" office:value="875753.37" calcext:value-type="float">
            <text:p><text:s/>875,753 <text:s/></text:p>
          </table:table-cell>
          <table:table-cell table:style-name="ce43" office:value-type="float" office:value="538597.8" calcext:value-type="float">
            <text:p><text:s/>538,598 <text:s/></text:p>
          </table:table-cell>
          <table:table-cell table:number-columns-repeated="3" table:style-name="ce43" office:value-type="float" office:value="44986.5598491522" calcext:value-type="float">
            <text:p><text:s/>44,98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27506.1" calcext:value-type="float">
            <text:p><text:s/>627,5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7506.1" calcext:value-type="float">
            <text:p><text:s/>627,5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57187.342378352" calcext:value-type="float">
            <text:p><text:s/>257,187 <text:s/></text:p>
          </table:table-cell>
          <table:table-cell table:style-name="ce42" office:value-type="float" office:value="2666.9062700136" calcext:value-type="float">
            <text:p><text:s/>2,667 <text:s/></text:p>
          </table:table-cell>
          <table:table-cell table:style-name="ce42" office:value-type="float" office:value="254520.436108338" calcext:value-type="float">
            <text:p><text:s/>254,520 <text:s/></text:p>
          </table:table-cell>
          <table:table-cell table:number-columns-repeated="3" table:style-name="ce42" office:value-type="float" office:value="44986.5598532261" calcext:value-type="float">
            <text:p><text:s/>44,9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3005.4" calcext:value-type="float">
            <text:p><text:s/>243,0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005.4" calcext:value-type="float">
            <text:p><text:s/>243,0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181.9423783516" calcext:value-type="float">
            <text:p><text:s/>14,182 <text:s/></text:p>
          </table:table-cell>
          <table:table-cell table:style-name="ce43" office:value-type="float" office:value="2666.9062700136" calcext:value-type="float">
            <text:p><text:s/>2,667 <text:s/></text:p>
          </table:table-cell>
          <table:table-cell table:style-name="ce43" office:value-type="float" office:value="11515.036108338" calcext:value-type="float">
            <text:p><text:s/>11,515 <text:s/></text:p>
          </table:table-cell>
          <table:table-cell table:number-columns-repeated="3" table:style-name="ce43" office:value-type="float" office:value="44986.5598532261" calcext:value-type="float">
            <text:p><text:s/>44,98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00780.59" calcext:value-type="float">
            <text:p><text:s/>700,781 <text:s/></text:p>
          </table:table-cell>
          <table:table-cell table:style-name="ce42" office:value-type="float" office:value="66313.89" calcext:value-type="float">
            <text:p><text:s/>66,314 <text:s/></text:p>
          </table:table-cell>
          <table:table-cell table:style-name="ce42" office:value-type="float" office:value="634466.7" calcext:value-type="float">
            <text:p><text:s/>634,4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700780.59" calcext:value-type="float">
            <text:p><text:s/>700,781 <text:s/></text:p>
          </table:table-cell>
          <table:table-cell table:style-name="ce43" office:value-type="float" office:value="66313.89" calcext:value-type="float">
            <text:p><text:s/>66,314 <text:s/></text:p>
          </table:table-cell>
          <table:table-cell table:style-name="ce43" office:value-type="float" office:value="634466.7" calcext:value-type="float">
            <text:p><text:s/>634,46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38037.853891662" calcext:value-type="float">
            <text:p><text:s/>338,038 <text:s/></text:p>
          </table:table-cell>
          <table:table-cell table:style-name="ce42" office:value-type="float" office:value="54593.19" calcext:value-type="float">
            <text:p><text:s/>54,593 <text:s/></text:p>
          </table:table-cell>
          <table:table-cell table:style-name="ce42" office:value-type="float" office:value="283444.663891662" calcext:value-type="float">
            <text:p><text:s/>283,4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38037.853891662" calcext:value-type="float">
            <text:p><text:s/>338,038 <text:s/></text:p>
          </table:table-cell>
          <table:table-cell table:style-name="ce42" office:value-type="float" office:value="54593.19" calcext:value-type="float">
            <text:p><text:s/>54,593 <text:s/></text:p>
          </table:table-cell>
          <table:table-cell table:style-name="ce42" office:value-type="float" office:value="283444.663891662" calcext:value-type="float">
            <text:p><text:s/>283,4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92400.463729986" calcext:value-type="float">
            <text:p><text:s/>892,400 <text:s/></text:p>
          </table:table-cell>
          <table:table-cell table:style-name="ce44" office:value-type="float" office:value="884807.163729986" calcext:value-type="float">
            <text:p><text:s/>884,807 <text:s/></text:p>
          </table:table-cell>
          <table:table-cell table:style-name="ce44" office:value-type="float" office:value="7593.3" calcext:value-type="float">
            <text:p><text:s/>7,593 <text:s/></text:p>
          </table:table-cell>
          <table:table-cell table:number-columns-repeated="3" table:style-name="ce44" office:value-type="float" office:value="-0.000004073886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32048.003729986" calcext:value-type="float">
            <text:p><text:s/>732,048 <text:s/></text:p>
          </table:table-cell>
          <table:table-cell table:style-name="ce44" office:value-type="float" office:value="724454.703729986" calcext:value-type="float">
            <text:p><text:s/>724,455 <text:s/></text:p>
          </table:table-cell>
          <table:table-cell table:style-name="ce44" office:value-type="float" office:value="7593.3" calcext:value-type="float">
            <text:p><text:s/>7,593 <text:s/></text:p>
          </table:table-cell>
          <table:table-cell table:number-columns-repeated="3" table:style-name="ce44" office:value-type="float" office:value="-0.000004073886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1885.823729986" calcext:value-type="float">
            <text:p><text:s/>191,886 <text:s/></text:p>
          </table:table-cell>
          <table:table-cell table:style-name="ce42" office:value-type="float" office:value="184510.323729986" calcext:value-type="float">
            <text:p><text:s/>184,510 <text:s/></text:p>
          </table:table-cell>
          <table:table-cell table:style-name="ce42" office:value-type="float" office:value="7375.5" calcext:value-type="float">
            <text:p><text:s/>7,376 <text:s/></text:p>
          </table:table-cell>
          <table:table-cell table:number-columns-repeated="3" table:style-name="ce42" office:value-type="float" office:value="-0.000004073886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59.13" calcext:value-type="float">
            <text:p><text:s/>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227.2637299864" calcext:value-type="float">
            <text:p><text:s/>14,2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546.75" calcext:value-type="float">
            <text:p><text:s/>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9.72" calcext:value-type="float">
            <text:p><text:s/>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073886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375.5" calcext:value-type="float">
            <text:p><text:s/>7,3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75.5" calcext:value-type="float">
            <text:p><text:s/>7,3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375.5" calcext:value-type="float">
            <text:p><text:s/>7,3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75.5" calcext:value-type="float">
            <text:p><text:s/>7,3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375.5" calcext:value-type="float">
            <text:p>( 7,37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375.5" calcext:value-type="float">
            <text:p>( 7,37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609.82" calcext:value-type="float">
            <text:p><text:s/>2,6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36.52" calcext:value-type="float">
            <text:p><text:s/>23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32288.39" calcext:value-type="float">
            <text:p><text:s/>132,2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32288.39" calcext:value-type="float">
            <text:p><text:s/>132,2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70223.76" calcext:value-type="float">
            <text:p>( 70,22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0479.49" calcext:value-type="float">
            <text:p>( 30,47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19.44" calcext:value-type="float">
            <text:p><text:s/>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19.44" calcext:value-type="float">
            <text:p><text:s/>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472.93" calcext:value-type="float">
            <text:p><text:s/>2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565.38" calcext:value-type="float">
            <text:p><text:s/>56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1430.43" calcext:value-type="float">
            <text:p><text:s/>31,4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44.55" calcext:value-type="float">
            <text:p><text:s/>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90530.46" calcext:value-type="float">
            <text:p><text:s/>90,5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8033.78" calcext:value-type="float">
            <text:p><text:s/>78,0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9154.62" calcext:value-type="float">
            <text:p><text:s/>9,1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342.06" calcext:value-type="float">
            <text:p><text:s/>3,34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49631.72" calcext:value-type="float">
            <text:p><text:s/>449,632 <text:s/></text:p>
          </table:table-cell>
          <table:table-cell table:style-name="ce44" office:value-type="float" office:value="449413.92" calcext:value-type="float">
            <text:p><text:s/>449,414 <text:s/></text:p>
          </table:table-cell>
          <table:table-cell table:style-name="ce44" office:value-type="float" office:value="217.8" calcext:value-type="float">
            <text:p><text:s/>21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160352.46" calcext:value-type="float">
            <text:p><text:s/>160,3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160352.46" calcext:value-type="float">
            <text:p><text:s/>160,3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03325.846047" calcext:value-type="float">
            <text:p><text:s/>1,203,326 <text:s/></text:p>
          </table:table-cell>
          <table:table-cell table:style-name="ce42" office:value-type="float" office:value="34955" calcext:value-type="float">
            <text:p><text:s/>34,955 <text:s/></text:p>
          </table:table-cell>
          <table:table-cell table:style-name="ce42" office:value-type="float" office:value="1168370.846047" calcext:value-type="float">
            <text:p><text:s/>1,168,371 <text:s/></text:p>
          </table:table-cell>
          <table:table-cell table:number-columns-repeated="3" table:style-name="ce42" office:value-type="float" office:value="208827.743069" calcext:value-type="float">
            <text:p><text:s/>208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34971.9" calcext:value-type="float">
            <text:p><text:s/>1,034,9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4971.9" calcext:value-type="float">
            <text:p><text:s/>1,034,9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68353.946047" calcext:value-type="float">
            <text:p><text:s/>168,354 <text:s/></text:p>
          </table:table-cell>
          <table:table-cell table:style-name="ce42" office:value-type="float" office:value="34955" calcext:value-type="float">
            <text:p><text:s/>34,955 <text:s/></text:p>
          </table:table-cell>
          <table:table-cell table:style-name="ce42" office:value-type="float" office:value="133398.946047" calcext:value-type="float">
            <text:p><text:s/>133,399 <text:s/></text:p>
          </table:table-cell>
          <table:table-cell table:number-columns-repeated="3" table:style-name="ce42" office:value-type="float" office:value="208827.743069" calcext:value-type="float">
            <text:p><text:s/>208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48781.4542" calcext:value-type="float">
            <text:p><text:s/>548,781 <text:s/></text:p>
          </table:table-cell>
          <table:table-cell table:style-name="ce41" office:value-type="float" office:value="2408" calcext:value-type="float">
            <text:p><text:s/>2,40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564867.3518" calcext:value-type="float">
            <text:p><text:s/>8,564,8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564867.3518" calcext:value-type="float">
            <text:p><text:s/>8,564,867 <text:s/></text:p>
          </table:table-cell>
          <table:table-cell table:style-name="ce43" office:value-type="float" office:value="548781.4542" calcext:value-type="float">
            <text:p><text:s/>548,781 <text:s/></text:p>
          </table:table-cell>
          <table:table-cell table:style-name="ce43" office:value-type="float" office:value="2408" calcext:value-type="float">
            <text:p><text:s/>2,40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941.20149268" calcext:value-type="float">
            <text:p><text:s/>1,94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564867.3518" calcext:value-type="float">
            <text:p><text:s/>8,564,867 <text:s/></text:p>
          </table:table-cell>
          <table:table-cell table:style-name="ce42" office:value-type="float" office:value="704166.8562" calcext:value-type="float">
            <text:p><text:s/>704,167 <text:s/></text:p>
          </table:table-cell>
          <table:table-cell table:style-name="ce42" office:value-type="float" office:value="2408" calcext:value-type="float">
            <text:p><text:s/>2,4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564867.3518" calcext:value-type="float">
            <text:p><text:s/>8,564,867 <text:s/></text:p>
          </table:table-cell>
          <table:table-cell table:style-name="ce42" office:value-type="float" office:value="704166.8562" calcext:value-type="float">
            <text:p><text:s/>704,167 <text:s/></text:p>
          </table:table-cell>
          <table:table-cell table:style-name="ce42" office:value-type="float" office:value="2408" calcext:value-type="float">
            <text:p><text:s/>2,4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385.402" calcext:value-type="float">
            <text:p><text:s/>155,3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56643.020398" calcext:value-type="float">
            <text:p><text:s/>7,756,64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385.402" calcext:value-type="float">
            <text:p><text:s/>155,3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56643.020398" calcext:value-type="float">
            <text:p><text:s/>7,756,643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4439.247526" calcext:value-type="float">
            <text:p><text:s/>704,43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8.4352" calcext:value-type="float">
            <text:p><text:s/>2,62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5.809034" calcext:value-type="float">
            <text:p><text:s/>30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81.872518" calcext:value-type="float">
            <text:p><text:s/>1,08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204.330772" calcext:value-type="float">
            <text:p><text:s/>181,20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049.932002" calcext:value-type="float">
            <text:p><text:s/>330,05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168.868" calcext:value-type="float">
            <text:p><text:s/>189,16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8796.93544932" calcext:value-type="float">
            <text:p><text:s/>458,79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591465.63593" calcext:value-type="float">
            <text:p><text:s/>6,591,46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591465.63593" calcext:value-type="float">
            <text:p><text:s/>6,591,4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99666.318054" calcext:value-type="float">
            <text:p><text:s/>3,799,6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88.582404" calcext:value-type="float">
            <text:p><text:s/>10,9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462.789306" calcext:value-type="float">
            <text:p><text:s/>215,4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7156.4361" calcext:value-type="float">
            <text:p><text:s/>577,1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24.482634" calcext:value-type="float">
            <text:p><text:s/>12,5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581.345578" calcext:value-type="float">
            <text:p><text:s/>56,5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750.812258" calcext:value-type="float">
            <text:p><text:s/>262,7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2.372146" calcext:value-type="float">
            <text:p><text:s/>16,9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4161.405738" calcext:value-type="float">
            <text:p><text:s/>684,1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839.16137" calcext:value-type="float">
            <text:p><text:s/>187,8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2651.466306" calcext:value-type="float">
            <text:p>( 112,65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2002.959192" calcext:value-type="float">
            <text:p>( 52,00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184.735872" calcext:value-type="float">
            <text:p>( 23,18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240.065892" calcext:value-type="float">
            <text:p><text:s/>295,2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082.178476" calcext:value-type="float">
            <text:p><text:s/>201,08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451.671986" calcext:value-type="float">
            <text:p><text:s/>122,4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401.613988" calcext:value-type="float">
            <text:p><text:s/>47,40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78478.69949" calcext:value-type="float">
            <text:p><text:s/>178,4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4703.570756" calcext:value-type="float">
            <text:p><text:s/>314,7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643.966988" calcext:value-type="float">
            <text:p><text:s/>182,6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059.603768" calcext:value-type="float">
            <text:p><text:s/>132,0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6626.794666" calcext:value-type="float">
            <text:p><text:s/>476,6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9508.790162" calcext:value-type="float">
            <text:p><text:s/>459,5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18.004504" calcext:value-type="float">
            <text:p><text:s/>17,1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950.178236" calcext:value-type="float">
            <text:p>( 6,95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025.760184" calcext:value-type="float">
            <text:p><text:s/>216,02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0454.412828" calcext:value-type="float">
            <text:p><text:s/>90,4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2075.474766" calcext:value-type="float">
            <text:p><text:s/>282,0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301.238554" calcext:value-type="float">
            <text:p><text:s/>81,3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449.096346" calcext:value-type="float">
            <text:p><text:s/>66,4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350.105698" calcext:value-type="float">
            <text:p><text:s/>64,3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19.652628" calcext:value-type="float">
            <text:p><text:s/>22,82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67.506354" calcext:value-type="float">
            <text:p><text:s/>17,4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67.506354" calcext:value-type="float">
            <text:p><text:s/>17,4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503.917018" calcext:value-type="float">
            <text:p><text:s/>138,5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50.088984" calcext:value-type="float">
            <text:p><text:s/>19,25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9253.828034" calcext:value-type="float">
            <text:p><text:s/>119,2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5982.247236" calcext:value-type="float">
            <text:p><text:s/>1,225,9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8740.186316906" calcext:value-type="float">
            <text:p><text:s/>148,7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815.6450129658" calcext:value-type="float">
            <text:p><text:s/>61,8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60.300556" calcext:value-type="float">
            <text:p><text:s/>23,9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74.661406" calcext:value-type="float">
            <text:p><text:s/>16,5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43.469002" calcext:value-type="float">
            <text:p><text:s/>34,9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51.3417893178" calcext:value-type="float">
            <text:p><text:s/>33,5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68.7275040912" calcext:value-type="float">
            <text:p><text:s/>13,5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611.521042719" calcext:value-type="float">
            <text:p><text:s/>189,6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979.68723" calcext:value-type="float">
            <text:p><text:s/>171,98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31236.707376" calcext:value-type="float">
            <text:p><text:s/>531,23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409845.647268" calcext:value-type="float">
            <text:p><text:s/>1,409,8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2865953" calcext:value-type="float">
            <text:p><text:s/>32,865,953 <text:s/></text:p>
          </table:table-cell>
          <table:table-cell table:style-name="ce42" office:value-type="float" office:value="8187986.7" calcext:value-type="float">
            <text:p><text:s/>8,187,987 <text:s/></text:p>
          </table:table-cell>
          <table:table-cell table:style-name="ce42" office:value-type="float" office:value="2800" calcext:value-type="float">
            <text:p><text:s/>2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2865953" calcext:value-type="float">
            <text:p><text:s/>32,865,953 <text:s/></text:p>
          </table:table-cell>
          <table:table-cell table:style-name="ce42" office:value-type="float" office:value="8187986.7" calcext:value-type="float">
            <text:p><text:s/>8,187,987 <text:s/></text:p>
          </table:table-cell>
          <table:table-cell table:style-name="ce42" office:value-type="float" office:value="2800" calcext:value-type="float">
            <text:p><text:s/>2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9年(西元199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7661.6" calcext:value-type="float">
            <text:p><text:s/>17,66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112515.81404887" calcext:value-type="float">
            <text:p><text:s/>2,112,516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19434.0672918" calcext:value-type="float">
            <text:p><text:s/>49,619,434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9142.542533223" calcext:value-type="float">
            <text:p><text:s/>539,143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0420.56" calcext:value-type="float">
            <text:p><text:s/>1,530,421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8084.352" calcext:value-type="float">
            <text:p><text:s/>568,084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5342.72301846" calcext:value-type="float">
            <text:p><text:s/>2,355,343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7661.6" calcext:value-type="float">
            <text:p><text:s/>17,66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738959.703789" calcext:value-type="float">
            <text:p><text:s/>46,738,960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9605.42603077" calcext:value-type="float">
            <text:p><text:s/>3,399,60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41.20149268" calcext:value-type="float">
            <text:p><text:s/>1,941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80883.918558" calcext:value-type="float">
            <text:p><text:s/>46,280,884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0353.878" calcext:value-type="float">
            <text:p><text:s/>2,840,354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0352.4474" calcext:value-type="float">
            <text:p><text:s/>1,910,352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01297.1" calcext:value-type="float">
            <text:p><text:s/>21,601,297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17544.761" calcext:value-type="float">
            <text:p><text:s/>18,917,545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1335.73215799" calcext:value-type="float">
            <text:p><text:s/>1,011,336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525018.5653921" calcext:value-type="float">
            <text:p><text:s/>36,525,019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49415.7297721" calcext:value-type="float">
            <text:p><text:s/>34,949,416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75602.83562" calcext:value-type="float">
            <text:p><text:s/>1,575,603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49065.582226" calcext:value-type="float">
            <text:p><text:s/>3,249,066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42.0532" calcext:value-type="float">
            <text:p><text:s/>3,242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376.742234" calcext:value-type="float">
            <text:p><text:s/>270,377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204.2477" calcext:value-type="float">
            <text:p><text:s/>265,204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2.652518" calcext:value-type="float">
            <text:p><text:s/>1,083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4220.556572" calcext:value-type="float">
            <text:p><text:s/>2,184,221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5391.442002" calcext:value-type="float">
            <text:p><text:s/>335,391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168.868" calcext:value-type="float">
            <text:p><text:s/>189,169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9.02" calcext:value-type="float">
            <text:p><text:s/>379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78721.82574932" calcext:value-type="float">
            <text:p><text:s/>478,72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661.6" calcext:value-type="float">
            <text:p><text:s/>17,66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853760.3151244" calcext:value-type="float">
            <text:p><text:s/>29,853,760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7661.6" calcext:value-type="float">
            <text:p><text:s/>17,66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5413055.5159212" calcext:value-type="float">
            <text:p><text:s/>25,413,056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01258.6252452" calcext:value-type="float">
            <text:p><text:s/>12,301,259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211.950804" calcext:value-type="float">
            <text:p><text:s/>51,212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1211.45553799" calcext:value-type="float">
            <text:p><text:s/>691,211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7235.04060167" calcext:value-type="float">
            <text:p><text:s/>1,457,235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01.442634" calcext:value-type="float">
            <text:p><text:s/>35,901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156.815578" calcext:value-type="float">
            <text:p><text:s/>64,157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0249.634724613" calcext:value-type="float">
            <text:p><text:s/>880,250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36.854946" calcext:value-type="float">
            <text:p><text:s/>21,537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6756.71780807" calcext:value-type="float">
            <text:p><text:s/>2,396,757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5464.1360776" calcext:value-type="float">
            <text:p><text:s/>1,365,464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9637.67157812" calcext:value-type="float">
            <text:p>( 1,219,638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2641.728627483" calcext:value-type="float">
            <text:p>( 122,642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184.735872" calcext:value-type="float">
            <text:p>( 23,185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7570.448142047" calcext:value-type="float">
            <text:p><text:s/>547,570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9045.606588425" calcext:value-type="float">
            <text:p><text:s/>479,046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676.527" calcext:value-type="float">
            <text:p><text:s/>4,677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702.441986" calcext:value-type="float">
            <text:p><text:s/>228,702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646.748188" calcext:value-type="float">
            <text:p><text:s/>152,647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90629.96931296" calcext:value-type="float">
            <text:p><text:s/>390,630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4422.575756" calcext:value-type="float">
            <text:p><text:s/>2,834,423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9392.973988" calcext:value-type="float">
            <text:p><text:s/>1,749,393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5029.601768" calcext:value-type="float">
            <text:p><text:s/>1,085,030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8151.7652" calcext:value-type="float">
            <text:p>( 138,152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86372.6128" calcext:value-type="float">
            <text:p>( 286,373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7617.30016386" calcext:value-type="float">
            <text:p><text:s/>1,727,617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1019.18605986" calcext:value-type="float">
            <text:p><text:s/>1,651,019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598.114104" calcext:value-type="float">
            <text:p><text:s/>76,598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121.778236" calcext:value-type="float">
            <text:p>( 7,122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317.402584" calcext:value-type="float">
            <text:p><text:s/>299,317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5617.005828" calcext:value-type="float">
            <text:p><text:s/>115,617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847.346366" calcext:value-type="float">
            <text:p><text:s/>392,847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339.204154" calcext:value-type="float">
            <text:p><text:s/>139,339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729.409946" calcext:value-type="float">
            <text:p><text:s/>199,729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94.885698" calcext:value-type="float">
            <text:p><text:s/>65,195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934.422628" calcext:value-type="float">
            <text:p><text:s/>156,934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12179.834354" calcext:value-type="float">
            <text:p><text:s/>6,612,180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650.348" calcext:value-type="float">
            <text:p><text:s/>93,650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2530.3" calcext:value-type="float">
            <text:p><text:s/>6,242,530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270.146354" calcext:value-type="float">
            <text:p><text:s/>59,270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729.04" calcext:value-type="float">
            <text:p><text:s/>216,729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1044.777018" calcext:value-type="float">
            <text:p><text:s/>1,081,045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82.008984" calcext:value-type="float">
            <text:p><text:s/>22,482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58562.768034" calcext:value-type="float">
            <text:p><text:s/>1,058,563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529.848" calcext:value-type="float">
            <text:p><text:s/>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25823.177636" calcext:value-type="float">
            <text:p><text:s/>2,425,823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740.186316906" calcext:value-type="float">
            <text:p><text:s/>148,740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998.222612966" calcext:value-type="float">
            <text:p><text:s/>258,998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039.900556" calcext:value-type="float">
            <text:p><text:s/>29,04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89.581406" calcext:value-type="float">
            <text:p><text:s/>26,790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478.019002" calcext:value-type="float">
            <text:p><text:s/>50,478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787.0717893178" calcext:value-type="float">
            <text:p><text:s/>43,787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68.7275040912" calcext:value-type="float">
            <text:p><text:s/>13,569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611.521042719" calcext:value-type="float">
            <text:p><text:s/>189,612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529.848" calcext:value-type="float">
            <text:p><text:s/>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1289.87443" calcext:value-type="float">
            <text:p><text:s/>971,290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93520.072976" calcext:value-type="float">
            <text:p><text:s/>693,520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7131.752" calcext:value-type="float">
            <text:p><text:s/>17,13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92749.101668" calcext:value-type="float">
            <text:p><text:s/>2,992,749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0704.79920321" calcext:value-type="float">
            <text:p><text:s/>4,440,705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0704.79920321" calcext:value-type="float">
            <text:p><text:s/>4,440,705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67853.749" calcext:value-type="float">
            <text:p>( 2,067,854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193532.592998" calcext:value-type="float">
            <text:p><text:s/>90,193,533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461875.593" calcext:value-type="float">
            <text:p><text:s/>85,461,876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1656.999998" calcext:value-type="float">
            <text:p><text:s/>4,731,657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